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1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8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Comma" style:data-style-name="N4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Comma" style:data-style-name="N4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8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9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4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38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Comma" style:data-style-name="N42">
      <style:table-cell-properties fo:border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8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Comma" style:data-style-name="N42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Default" style:data-style-name="N41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3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Default" style:data-style-name="N38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71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Default" style:data-style-name="N3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Default" style:data-style-name="N3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Default" style:data-style-name="N41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9" style:family="table-cell" style:parent-style-name="Default" style:data-style-name="N0">
      <style:table-cell-properties fo:border="thin solid #000000" fo:background-color="#FFFFFF"/>
    </style:style>
    <style:style style:name="ce8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3" style:family="table-cell" style:parent-style-name="Default" style:data-style-name="N30"/>
    <style:style style:name="ce8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5" style:family="table-cell" style:parent-style-name="Default" style:data-style-name="N4"/>
    <style:style style:name="ce86" style:family="table-cell" style:parent-style-name="Default" style:data-style-name="N41"/>
    <style:style style:name="ce87" style:family="table-cell" style:parent-style-name="Default" style:data-style-name="N0"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Comma" style:data-style-name="N42"/>
    <style:style style:name="ce9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1" style:family="table-cell" style:parent-style-name="Default" style:data-style-name="N42"/>
    <style:style style:name="ce9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97" style:family="table-cell" style:parent-style-name="Comma" style:data-style-name="N42">
      <style:table-cell-properties fo:border-top="none" fo:border-bottom="none" fo:border-left="thin solid #000000" fo:border-right="thin solid #000000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9" style:family="table-cell" style:parent-style-name="Comma" style:data-style-name="N42">
      <style:table-cell-properties fo:border="thin solid #000000"/>
    </style:style>
    <style:style style:name="ce100" style:family="table-cell" style:parent-style-name="Comma" style:data-style-name="N42">
      <style:table-cell-properties fo:border-top="thin solid #000000" fo:border-bottom="none" fo:border-left="thin solid #000000" fo:border-right="thin solid #000000"/>
    </style:style>
    <style:style style:name="ce101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8pt" style:font-size-asian="8pt" style:font-size-complex="8pt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1.56104166666667cm" style:use-optimal-column-width="true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6.9056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0.343958333333333cm"/>
    </style:style>
    <style:style style:name="co13" style:family="table-column">
      <style:table-column-properties fo:break-before="auto" style:column-width="5.52979166666667cm" style:use-optimal-column-width="true"/>
    </style:style>
    <style:style style:name="co14" style:family="table-column">
      <style:table-column-properties fo:break-before="auto" style:column-width="2.301875cm" style:use-optimal-column-width="true"/>
    </style:style>
    <style:style style:name="co15" style:family="table-column">
      <style:table-column-properties fo:break-before="auto" style:column-width="2.67229166666667cm" style:use-optimal-column-width="true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3.20145833333333cm"/>
    </style:style>
    <style:style style:name="co18" style:family="table-column">
      <style:table-column-properties fo:break-before="auto" style:column-width="5.26520833333333cm"/>
    </style:style>
    <style:style style:name="co19" style:family="table-column">
      <style:table-column-properties fo:break-before="auto" style:column-width="2.301875cm"/>
    </style:style>
    <style:style style:name="co20" style:family="table-column">
      <style:table-column-properties fo:break-before="auto" style:column-width="1.64041666666667cm"/>
    </style:style>
    <style:style style:name="co21" style:family="table-column">
      <style:table-column-properties fo:break-before="auto" style:column-width="2.69875cm"/>
    </style:style>
    <style:style style:name="co22" style:family="table-column">
      <style:table-column-properties fo:break-before="auto" style:column-width="1.45520833333333cm" style:use-optimal-column-width="true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4" table:default-cell-style-name="ce11"/>
        <table:table-column table:style-name="co10" table:default-cell-style-name="ce12"/>
        <table:table-column table:style-name="co10" table:number-columns-repeated="1010" table:default-cell-style-name="ce11"/>
        <table:table-column table:style-name="co11" table:number-columns-repeated="15360" table:default-cell-style-name="ce1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5401" table:number-columns-spanned="2" table:number-rows-spanned="1" table:style-name="ce76">
            <text:p>5401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7">
            <text:p>Dara Macias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Inventario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78">
            <text:p>21/10/2020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7">
            <text:p>Carlos Almeida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79"/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 table:style-name="ce1"/>
        </table:table-row>
        <table:table-row table:number-rows-repeated="2" table:style-name="ro2">
          <table:table-cell table:number-columns-repeated="13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3">
          <table:table-cell office:value-type="string" table:number-columns-spanned="1" table:number-rows-spanned="2" table:style-name="ce80">
            <text:p>Código</text:p>
          </table:table-cell>
          <table:table-cell office:value-type="string" table:number-columns-spanned="1" table:number-rows-spanned="2" table:style-name="ce81">
            <text:p>Cuenta</text:p>
          </table:table-cell>
          <table:table-cell office:value-type="string" table:number-columns-spanned="1" table:number-rows-spanned="2" table:style-name="ce81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82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80">
            <text:p>Código</text:p>
          </table:table-cell>
          <table:table-cell office:value-type="string" table:number-columns-spanned="1" table:number-rows-spanned="2" table:style-name="ce81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6">
            <text:p>Variaciones</text:p>
          </table:table-cell>
          <table:table-cell table:number-columns-repeated="51" table:style-name="ce9"/>
          <table:table-cell table:number-columns-repeated="3" table:style-name="ce11"/>
          <table:table-cell table:number-columns-repeated="16319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7">
            <text:p>31-oct-20</text:p>
          </table:table-cell>
          <table:table-cell office:value-type="string" table:style-name="ce17">
            <text:p>Débitos</text:p>
          </table:table-cell>
          <table:table-cell office:value-type="string" table:style-name="ce17">
            <text:p>Créditos</text:p>
          </table:table-cell>
          <table:table-cell office:value-type="date" office:date-value="2020-12-31T00:00:00" table:style-name="ce17">
            <text:p>31-dic-20</text:p>
          </table:table-cell>
          <table:covered-table-cell/>
          <table:covered-table-cell/>
          <table:table-cell office:value-type="date" office:date-value="2019-12-31T00:00:00" table:style-name="ce17">
            <text:p>31-dic-19</text:p>
          </table:table-cell>
          <table:table-cell office:value-type="string" table:style-name="ce13">
            <text:p>Valor</text:p>
          </table:table-cell>
          <table:table-cell table:style-name="ce8"/>
          <table:table-cell table:number-columns-repeated="49" table:style-name="ce9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office:value-type="float" office:value="0" table:formula="of:=[.D11]-[.E11]+[.F11]" table:style-name="ce23">
            <text:p>-<text:s/></text:p>
          </table:table-cell>
          <table:table-cell table:number-columns-repeated="3" table:style-name="ce23"/>
          <table:table-cell office:value-type="float" office:value="0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5">
            <text:p>1-2-1-01-01-001</text:p>
          </table:table-cell>
          <table:table-cell office:value-type="string" table:style-name="ce19">
            <text:p>INVENTARIO EN TRANSITO<text:s/></text:p>
          </table:table-cell>
          <table:table-cell table:style-name="ce26"/>
          <table:table-cell office:value-type="float" office:value="156890.82999999999" table:style-name="ce27">
            <text:p><text:s/>156.891<text:s/></text:p>
          </table:table-cell>
          <table:table-cell table:style-name="ce28"/>
          <table:table-cell table:style-name="ce23"/>
          <table:table-cell office:value-type="float" office:value="156890.82999999999" table:formula="of:=[.D12]-[.E12]+[.F12]" table:style-name="ce27">
            <text:p><text:s/>156.891<text:s/></text:p>
          </table:table-cell>
          <table:table-cell office:value-type="string" table:style-name="ce23">
            <text:p>1-2-1-01-01-001</text:p>
          </table:table-cell>
          <table:table-cell office:value-type="string" table:style-name="ce26">
            <text:p>INVENTARIO EN TRANSITO<text:s/></text:p>
          </table:table-cell>
          <table:table-cell office:value-type="float" office:value="80964.009999999995" table:style-name="ce27">
            <text:p><text:s/>80.964<text:s/></text:p>
          </table:table-cell>
          <table:table-cell office:value-type="float" office:value="75926.819999999992" table:formula="of:=[.G12]-[.J12]" table:style-name="ce29">
            <text:p><text:s/>75.927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5">
            <text:p>1-2-1-01-01-002</text:p>
          </table:table-cell>
          <table:table-cell office:value-type="string" table:style-name="ce19">
            <text:p>INVENTARIO GUAYAQUIL</text:p>
          </table:table-cell>
          <table:table-cell table:style-name="ce26"/>
          <table:table-cell office:value-type="float" office:value="0" table:style-name="ce27">
            <text:p><text:s/>-00<text:s/></text:p>
          </table:table-cell>
          <table:table-cell table:style-name="ce28"/>
          <table:table-cell table:style-name="ce23"/>
          <table:table-cell office:value-type="float" office:value="0" table:formula="of:=[.D13]-[.E13]+[.F13]" table:style-name="ce27">
            <text:p><text:s/>-00<text:s/></text:p>
          </table:table-cell>
          <table:table-cell office:value-type="string" table:style-name="ce23">
            <text:p>1-2-1-01-01-002</text:p>
          </table:table-cell>
          <table:table-cell office:value-type="string" table:style-name="ce26">
            <text:p>INVENTARIO GUAYAQUIL</text:p>
          </table:table-cell>
          <table:table-cell office:value-type="float" office:value="0" table:style-name="ce27">
            <text:p><text:s/>-00<text:s/></text:p>
          </table:table-cell>
          <table:table-cell office:value-type="float" office:value="0" table:formula="of:=[.G13]-[.J13]" table:style-name="ce29">
            <text:p><text:s/>-00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5">
            <text:p>1-2-1-02-01-001</text:p>
          </table:table-cell>
          <table:table-cell office:value-type="string" table:style-name="ce19">
            <text:p>TRAMITES DESADUANIZACION</text:p>
          </table:table-cell>
          <table:table-cell table:style-name="ce26"/>
          <table:table-cell office:value-type="float" office:value="1481.24" table:style-name="ce27">
            <text:p><text:s/>1.481<text:s/></text:p>
          </table:table-cell>
          <table:table-cell table:style-name="ce28"/>
          <table:table-cell table:style-name="ce23"/>
          <table:table-cell office:value-type="float" office:value="1481.24" table:formula="of:=[.D14]-[.E14]+[.F14]" table:style-name="ce27">
            <text:p><text:s/>1.481<text:s/></text:p>
          </table:table-cell>
          <table:table-cell office:value-type="string" table:style-name="ce23">
            <text:p>1-2-1-02-01-001</text:p>
          </table:table-cell>
          <table:table-cell office:value-type="string" table:style-name="ce26">
            <text:p>TRAMITES DESADUANIZACION</text:p>
          </table:table-cell>
          <table:table-cell office:value-type="float" office:value="750" table:style-name="ce27">
            <text:p><text:s/>750<text:s/></text:p>
          </table:table-cell>
          <table:table-cell office:value-type="float" office:value="731.24" table:formula="of:=[.G14]-[.J14]" table:style-name="ce29">
            <text:p><text:s/>731<text:s/></text:p>
          </table:table-cell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5">
            <text:p>1-2-1-02-01-002</text:p>
          </table:table-cell>
          <table:table-cell office:value-type="string" table:style-name="ce19">
            <text:p>EVERCEED</text:p>
          </table:table-cell>
          <table:table-cell table:style-name="ce31"/>
          <table:table-cell office:value-type="float" office:value="0.8" table:style-name="ce27">
            <text:p><text:s/>1<text:s/></text:p>
          </table:table-cell>
          <table:table-cell table:number-columns-repeated="2" table:style-name="ce23"/>
          <table:table-cell office:value-type="float" office:value="0.8" table:formula="of:=[.D15]-[.E15]+[.F15]" table:style-name="ce27">
            <text:p><text:s/>1<text:s/></text:p>
          </table:table-cell>
          <table:table-cell office:value-type="string" table:style-name="ce23">
            <text:p>1-2-1-02-01-002</text:p>
          </table:table-cell>
          <table:table-cell office:value-type="string" table:style-name="ce26">
            <text:p>EVERCEED</text:p>
          </table:table-cell>
          <table:table-cell office:value-type="float" office:value="0" table:style-name="ce27">
            <text:p><text:s/>-00<text:s/></text:p>
          </table:table-cell>
          <table:table-cell office:value-type="float" office:value="0.8" table:formula="of:=[.G15]-[.J15]" table:style-name="ce29">
            <text:p><text:s/>1<text:s/></text:p>
          </table:table-cell>
          <table:table-cell table:style-name="ce8"/>
          <table:table-cell table:number-columns-repeated="49" table:style-name="ce30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31"/>
          <table:table-cell table:style-name="ce19"/>
          <table:table-cell table:style-name="ce32"/>
          <table:table-cell table:style-name="ce23"/>
          <table:table-cell table:style-name="ce33"/>
          <table:table-cell table:style-name="ce34"/>
          <table:table-cell office:value-type="float" office:value="0" table:formula="of:=[.D16]-[.E16]+[.F16]" table:style-name="ce23">
            <text:p>-<text:s/></text:p>
          </table:table-cell>
          <table:table-cell table:style-name="ce23"/>
          <table:table-cell table:style-name="ce26"/>
          <table:table-cell table:style-name="ce23"/>
          <table:table-cell office:value-type="float" office:value="0" table:formula="of:=[.G16]-[.J16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31"/>
          <table:table-cell table:style-name="ce19"/>
          <table:table-cell table:style-name="ce20"/>
          <table:table-cell table:style-name="ce23"/>
          <table:table-cell table:style-name="ce33"/>
          <table:table-cell table:style-name="ce23"/>
          <table:table-cell office:value-type="float" office:value="0" table:formula="of:=[.D17]-[.E17]+[.F17]" table:style-name="ce23">
            <text:p>-<text:s/></text:p>
          </table:table-cell>
          <table:table-cell table:style-name="ce23"/>
          <table:table-cell table:style-name="ce26"/>
          <table:table-cell table:style-name="ce23"/>
          <table:table-cell office:value-type="float" office:value="0" table:formula="of:=[.G17]-[.J17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2" table:style-name="ce19"/>
          <table:table-cell table:style-name="ce35"/>
          <table:table-cell table:style-name="ce36"/>
          <table:table-cell table:style-name="ce28"/>
          <table:table-cell table:style-name="ce23"/>
          <table:table-cell office:value-type="float" office:value="0" table:formula="of:=[.D18]-[.E18]+[.F18]" table:style-name="ce23">
            <text:p>-<text:s/></text:p>
          </table:table-cell>
          <table:table-cell table:style-name="ce23"/>
          <table:table-cell table:style-name="ce26"/>
          <table:table-cell table:style-name="ce23"/>
          <table:table-cell office:value-type="float" office:value="0" table:formula="of:=[.G18]-[.J18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2" table:style-name="ce19"/>
          <table:table-cell table:style-name="ce35"/>
          <table:table-cell table:style-name="ce37"/>
          <table:table-cell table:style-name="ce28"/>
          <table:table-cell table:style-name="ce23"/>
          <table:table-cell office:value-type="float" office:value="0" table:formula="of:=[.D19]-[.E19]+[.F19]" table:style-name="ce23">
            <text:p>-<text:s/></text:p>
          </table:table-cell>
          <table:table-cell table:number-columns-repeated="3" table:style-name="ce23"/>
          <table:table-cell office:value-type="float" office:value="0" table:formula="of:=[.G19]-[.J19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2" table:style-name="ce19"/>
          <table:table-cell table:style-name="ce35"/>
          <table:table-cell table:style-name="ce37"/>
          <table:table-cell table:style-name="ce28"/>
          <table:table-cell table:style-name="ce23"/>
          <table:table-cell office:value-type="float" office:value="0" table:formula="of:=[.D20]-[.E20]+[.F20]" table:style-name="ce23">
            <text:p>-<text:s/></text:p>
          </table:table-cell>
          <table:table-cell table:number-columns-repeated="3" table:style-name="ce23"/>
          <table:table-cell office:value-type="float" office:value="0" table:formula="of:=[.G20]-[.J20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2" table:style-name="ce19"/>
          <table:table-cell table:style-name="ce38"/>
          <table:table-cell table:style-name="ce37"/>
          <table:table-cell table:style-name="ce28"/>
          <table:table-cell table:style-name="ce23"/>
          <table:table-cell office:value-type="float" office:value="0" table:formula="of:=[.D21]-[.E21]+[.F21]" table:style-name="ce23">
            <text:p>-<text:s/></text:p>
          </table:table-cell>
          <table:table-cell table:number-columns-repeated="3" table:style-name="ce23"/>
          <table:table-cell office:value-type="float" office:value="0" table:formula="of:=[.G21]-[.J21]" table:style-name="ce24">
            <text:p>-<text:s/></text:p>
          </table:table-cell>
          <table:table-cell table:style-name="ce3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39"/>
          <table:table-cell table:style-name="ce19"/>
          <table:table-cell table:style-name="ce40"/>
          <table:table-cell table:style-name="ce28"/>
          <table:table-cell table:number-columns-repeated="2" table:style-name="ce23"/>
          <table:table-cell office:value-type="float" office:value="0" table:formula="of:=[.D22]-[.E22]+[.F22]" table:style-name="ce23">
            <text:p>-<text:s/></text:p>
          </table:table-cell>
          <table:table-cell table:number-columns-repeated="3" table:style-name="ce23"/>
          <table:table-cell office:value-type="float" office:value="0" table:formula="of:=[.G22]-[.J22]" table:style-name="ce24">
            <text:p>-<text:s/></text:p>
          </table:table-cell>
          <table:table-cell table:style-name="ce8"/>
          <table:table-cell table:number-columns-repeated="49" table:style-name="ce30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31"/>
          <table:table-cell table:style-name="ce19"/>
          <table:table-cell table:style-name="ce31"/>
          <table:table-cell table:style-name="ce23"/>
          <table:table-cell table:style-name="ce33"/>
          <table:table-cell table:style-name="ce23"/>
          <table:table-cell office:value-type="float" office:value="0" table:formula="of:=[.D23]-[.E23]+[.F23]" table:style-name="ce23">
            <text:p>-<text:s/></text:p>
          </table:table-cell>
          <table:table-cell table:number-columns-repeated="3" table:style-name="ce23"/>
          <table:table-cell office:value-type="float" office:value="0" table:formula="of:=[.G23]-[.J23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31"/>
          <table:table-cell table:style-name="ce19"/>
          <table:table-cell table:style-name="ce31"/>
          <table:table-cell table:style-name="ce23"/>
          <table:table-cell table:style-name="ce28"/>
          <table:table-cell table:number-columns-repeated="5" table:style-name="ce23"/>
          <table:table-cell office:value-type="float" office:value="0" table:formula="of:=[.G24]-[.J24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41"/>
          <table:table-cell table:style-name="ce19"/>
          <table:table-cell table:style-name="ce42"/>
          <table:table-cell table:number-columns-repeated="3" table:style-name="ce43"/>
          <table:table-cell table:number-columns-repeated="4" table:style-name="ce23"/>
          <table:table-cell table:style-name="ce24"/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4">
          <table:table-cell table:style-name="ce44"/>
          <table:table-cell table:style-name="ce19"/>
          <table:table-cell table:style-name="ce45"/>
          <table:table-cell table:style-name="ce46"/>
          <table:table-cell table:style-name="ce47"/>
          <table:table-cell table:style-name="ce21"/>
          <table:table-cell table:style-name="ce48"/>
          <table:table-cell table:style-name="ce49"/>
          <table:table-cell table:style-name="ce50"/>
          <table:table-cell table:style-name="ce21"/>
          <table:table-cell table:style-name="ce51"/>
          <table:table-cell table:style-name="ce52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5">
          <table:table-cell table:style-name="ce53"/>
          <table:table-cell office:value-type="string" table:style-name="ce54">
            <text:p>Total</text:p>
          </table:table-cell>
          <table:table-cell table:style-name="ce54"/>
          <table:table-cell office:value-type="float" office:value="158372.86999999997" table:formula="of:=SUM([.D11:.D24])" table:style-name="ce55">
            <text:p><text:s/>158.373<text:s/></text:p>
          </table:table-cell>
          <table:table-cell office:value-type="float" office:value="0" table:formula="of:=SUM([.E11:.E24])" table:style-name="ce56">
            <text:p>-<text:s/></text:p>
          </table:table-cell>
          <table:table-cell office:value-type="float" office:value="0" table:formula="of:=SUM([.F11:.F24])" table:style-name="ce56">
            <text:p>-<text:s/></text:p>
          </table:table-cell>
          <table:table-cell office:value-type="float" office:value="158372.86999999997" table:formula="of:=SUM([.G11:.G24])" table:style-name="ce55">
            <text:p><text:s/>158.373<text:s/></text:p>
          </table:table-cell>
          <table:table-cell table:number-columns-repeated="2" table:style-name="ce53"/>
          <table:table-cell office:value-type="float" office:value="81714.009999999995" table:formula="of:=SUM([.J11:.J24])" table:style-name="ce55">
            <text:p><text:s/>81.714<text:s/></text:p>
          </table:table-cell>
          <table:table-cell office:value-type="float" office:value="76658.86" table:formula="of:=SUM([.K11:.K24])" table:style-name="ce57">
            <text:p><text:s/>76.659<text:s/></text:p>
          </table:table-cell>
          <table:table-cell table:style-name="ce11"/>
          <table:table-cell table:number-columns-repeated="16372" table:style-name="ce52"/>
        </table:table-row>
        <table:table-row table:number-rows-repeated="2" table:style-name="ro6">
          <table:table-cell table:number-columns-repeated="16384"/>
        </table:table-row>
        <table:table-row table:style-name="ro2">
          <table:table-cell table:style-name="ce11"/>
          <table:table-cell table:number-columns-repeated="2" table:style-name="ce58"/>
          <table:table-cell office:value-type="string" table:style-name="ce59">
            <text:p>Saldo al</text:p>
          </table:table-cell>
          <table:table-cell office:value-type="string" table:style-name="ce60">
            <text:p>Saldo al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1">
            <text:p>Nota a los estados financieros:</text:p>
          </table:table-cell>
          <table:table-cell table:style-name="ce61"/>
          <table:table-cell office:value-type="date" office:date-value="2020-12-31T00:00:00" table:style-name="ce62">
            <text:p>31/12/2020</text:p>
          </table:table-cell>
          <table:table-cell office:value-type="date" office:date-value="2019-12-31T00:00:00" table:style-name="ce63">
            <text:p>31/12/2019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4" table:style-name="ce64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5">
            <text:p>Inventario de tránsito</text:p>
          </table:table-cell>
          <table:table-cell table:style-name="ce64"/>
          <table:table-cell office:value-type="float" office:value="156890.82999999999" table:formula="of:=SUM([.G12])" table:style-name="ce27">
            <text:p><text:s/>156.891<text:s/></text:p>
          </table:table-cell>
          <table:table-cell office:value-type="float" office:value="80964.009999999995" table:formula="of:=SUM([.J12])" table:style-name="ce27">
            <text:p><text:s/>80.964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5">
            <text:p>Mercaderías</text:p>
          </table:table-cell>
          <table:table-cell table:style-name="ce64"/>
          <table:table-cell office:value-type="float" office:value="1482.04" table:formula="of:=SUM([.G13:.G15])" table:style-name="ce27">
            <text:p><text:s/>1.482<text:s/></text:p>
          </table:table-cell>
          <table:table-cell office:value-type="float" office:value="750" table:formula="of:=SUM([.J13:.J15])" table:style-name="ce27">
            <text:p><text:s/>750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style-name="ce65"/>
          <table:table-cell table:number-columns-repeated="3" table:style-name="ce64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6">
            <text:p>Total</text:p>
          </table:table-cell>
          <table:table-cell table:style-name="ce67"/>
          <table:table-cell office:value-type="float" office:value="523.89" table:style-name="ce55">
            <text:p><text:s/>524<text:s/></text:p>
          </table:table-cell>
          <table:table-cell office:value-type="float" office:value="3671.75" table:style-name="ce55">
            <text:p><text:s/>3.672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2" table:style-name="ce68"/>
          <table:table-cell table:style-name="ce69"/>
          <table:table-cell table:style-name="ce70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number-rows-repeated="2" table:style-name="ro6">
          <table:table-cell table:number-columns-repeated="16384"/>
        </table:table-row>
        <table:table-row table:style-name="ro2">
          <table:table-cell office:value-type="string" table:style-name="ce71">
            <text:p>Fuente:</text:p>
          </table:table-cell>
          <table:table-cell table:number-columns-repeated="18" table:style-name="ce72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office:value-type="string" table:style-name="ce73">
            <text:p>Estados Financieros de la compañía</text:p>
          </table:table-cell>
          <table:table-cell table:number-columns-repeated="18" table:style-name="ce73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table:number-columns-repeated="19" table:style-name="ce73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office:value-type="string" table:style-name="ce74">
            <text:p>Objetivo:</text:p>
          </table:table-cell>
          <table:table-cell table:number-columns-repeated="18" table:style-name="ce73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office:value-type="string" table:style-name="ce73">
            <text:p>Obtener un detalle comparativo de los saldos entre periodos, esto con la finalidad de diseñar procedimientos de auditoría sobre los saldos de las cuentas</text:p>
          </table:table-cell>
          <table:table-cell table:number-columns-repeated="18" table:style-name="ce73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office:value-type="string" table:style-name="ce73">
            <text:p>Identificar las principales variaciones de los saldos.</text:p>
          </table:table-cell>
          <table:table-cell table:number-columns-repeated="18" table:style-name="ce73"/>
          <table:table-cell table:number-columns-repeated="46" table:style-name="ce11"/>
          <table:table-cell table:number-columns-repeated="16319" table:style-name="ce1"/>
        </table:table-row>
        <table:table-row table:number-rows-repeated="2" table:style-name="ro2">
          <table:table-cell table:number-columns-repeated="19" table:style-name="ce73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office:value-type="string" table:style-name="ce74">
            <text:p>Observaciones:</text:p>
          </table:table-cell>
          <table:table-cell table:number-columns-repeated="18" table:style-name="ce73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table:number-columns-repeated="19" table:style-name="ce73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office:value-type="string" table:style-name="ce75">
            <text:p>Conclusiones (A ser completado por el Auditor a cargo del compromiso):</text:p>
          </table:table-cell>
          <table:table-cell table:number-columns-repeated="18" table:style-name="ce73"/>
          <table:table-cell table:number-columns-repeated="46" table:style-name="ce11"/>
          <table:table-cell table:number-columns-repeated="16319" table:style-name="ce1"/>
        </table:table-row>
        <table:table-row table:number-rows-repeated="84" table:style-name="ro2">
          <table:table-cell table:number-columns-repeated="19" table:style-name="ce73"/>
          <table:table-cell table:number-columns-repeated="46" table:style-name="ce11"/>
          <table:table-cell table:number-columns-repeated="16319" table:style-name="ce1"/>
        </table:table-row>
        <table:table-row table:number-rows-repeated="1048442" table:style-name="ro6">
          <table:table-cell table:number-columns-repeated="16384"/>
        </table:table-row>
      </table:table>
      <table:table table:name="Movimientos" table:style-name="ta2"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4" table:default-cell-style-name="ce1"/>
        <table:table-column table:style-name="co16" table:number-columns-repeated="16378" table:default-cell-style-name="ce1"/>
        <table:table-row table:style-name="ro7">
          <table:table-cell office:value-type="string" table:style-name="ce101">
            <text:p>SERVICIOS TELCODATA S.A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87">
            <text:p>RESUMEN DE MOVIMIENTOS EN LAS CUENTAS DE INVENTARIOS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87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02">
            <text:p>1-2-1-01-01-001</text:p>
          </table:table-cell>
          <table:table-cell office:value-type="string" table:style-name="ce102">
            <text:p>1-2-1-01-01-002</text:p>
          </table:table-cell>
          <table:table-cell office:value-type="string" table:style-name="ce103">
            <text:p>1-2-1-02-01-001</text:p>
          </table:table-cell>
          <table:table-cell office:value-type="string" table:style-name="ce103">
            <text:p>1-2-1-02-01-002</text:p>
          </table:table-cell>
          <table:table-cell table:style-name="ce94"/>
          <table:table-cell table:number-columns-repeated="16377"/>
        </table:table-row>
        <table:table-row table:style-name="ro2">
          <table:table-cell table:number-columns-repeated="2" table:style-name="ce1"/>
          <table:table-cell table:number-columns-repeated="2" table:style-name="ce95"/>
          <table:table-cell office:value-type="string" table:style-name="ce96">
            <text:p>Tramites</text:p>
          </table:table-cell>
          <table:table-cell table:number-columns-repeated="2" table:style-name="ce95"/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04">
            <text:p>En transito</text:p>
          </table:table-cell>
          <table:table-cell office:value-type="string" table:style-name="ce104">
            <text:p>Guayaquil</text:p>
          </table:table-cell>
          <table:table-cell office:value-type="string" table:style-name="ce96">
            <text:p>desaduanizacion</text:p>
          </table:table-cell>
          <table:table-cell office:value-type="string" table:style-name="ce104">
            <text:p>Everxceed</text:p>
          </table:table-cell>
          <table:table-cell office:value-type="string" table:style-name="ce104">
            <text:p>TOTAL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92">
            <text:p>Saldo inicial (1/1/20)</text:p>
          </table:table-cell>
          <table:table-cell office:value-type="float" office:value="80964.009999999995" table:formula="of:=+[Mayor_general.C4]" table:style-name="ce100">
            <text:p><text:s/>80.964<text:s/></text:p>
          </table:table-cell>
          <table:table-cell table:style-name="ce100"/>
          <table:table-cell office:value-type="float" office:value="750" table:style-name="ce100">
            <text:p><text:s/>750<text:s/></text:p>
          </table:table-cell>
          <table:table-cell table:style-name="ce100"/>
          <table:table-cell office:value-type="float" office:value="81714.009999999995" table:formula="of:=SUM([.C8:.F8])" table:style-name="ce100">
            <text:p><text:s/>81.714<text:s/></text:p>
          </table:table-cell>
          <table:table-cell table:number-columns-repeated="16377"/>
        </table:table-row>
        <table:table-row table:style-name="ro2">
          <table:table-cell table:style-name="ce1"/>
          <table:table-cell table:style-name="ce93"/>
          <table:table-cell table:number-columns-repeated="5" table:style-name="ce97"/>
          <table:table-cell table:number-columns-repeated="16377"/>
        </table:table-row>
        <table:table-row table:style-name="ro2">
          <table:table-cell table:style-name="ce1"/>
          <table:table-cell office:value-type="string" table:style-name="ce93">
            <text:p>Ordenes de compra</text:p>
          </table:table-cell>
          <table:table-cell office:value-type="float" office:value="-355524.63" table:formula="of:=-[Mayor_general.J1]+[Mayor_general.J2]" table:style-name="ce97">
            <text:p><text:s/>-355.525<text:s/></text:p>
          </table:table-cell>
          <table:table-cell table:style-name="ce97"/>
          <table:table-cell office:value-type="float" office:value="-16624.88" table:formula="of:=-SUM([Mayor_general.D119])+[Mayor_general.D151]+[Mayor_general.D161]+[Mayor_general.D162]+[Mayor_general.D164]" table:style-name="ce97">
            <text:p><text:s/>-16.625<text:s/></text:p>
          </table:table-cell>
          <table:table-cell office:value-type="float" office:value="97949.390000000014" table:formula="of:=+[Mayor_general.D188]+[Mayor_general.D189]" table:style-name="ce97">
            <text:p><text:s/>97.949<text:s/></text:p>
          </table:table-cell>
          <table:table-cell office:value-type="float" office:value="-274200.12" table:formula="of:=SUM([.C10:.F10])" table:style-name="ce97">
            <text:p><text:s/>-274.200<text:s/>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93">
            <text:p>N/D por gastos de importacion</text:p>
          </table:table-cell>
          <table:table-cell office:value-type="float" office:value="168364" table:formula="of:=156890+11474" table:style-name="ce97">
            <text:p><text:s/>168.364<text:s/></text:p>
          </table:table-cell>
          <table:table-cell table:number-columns-repeated="3" table:style-name="ce97"/>
          <table:table-cell office:value-type="float" office:value="168364" table:formula="of:=SUM([.C11:.F11])" table:style-name="ce97">
            <text:p><text:s/>168.364<text:s/>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93">
            <text:p>Modulo de cuentas por pagar</text:p>
          </table:table-cell>
          <table:table-cell office:value-type="float" office:value="263086.5" table:formula="of:=+[Mayor_general.E25]+[Mayor_general.E39]+[Mayor_general.E91]" table:style-name="ce97">
            <text:p><text:s/>263.087<text:s/></text:p>
          </table:table-cell>
          <table:table-cell table:style-name="ce97"/>
          <table:table-cell office:value-type="float" office:value="16206.89" table:formula="of:=SUM([Mayor_general.E119])" table:style-name="ce97">
            <text:p><text:s/>16.207<text:s/></text:p>
          </table:table-cell>
          <table:table-cell office:value-type="float" office:value="159981.09999999998" table:formula="of:=+[Mayor_general.D167]-[Mayor_general.D188]-[Mayor_general.D189]" table:style-name="ce97">
            <text:p><text:s/>159.981<text:s/></text:p>
          </table:table-cell>
          <table:table-cell office:value-type="float" office:value="439274.49" table:formula="of:=SUM([.C12:.F12])" table:style-name="ce97">
            <text:p><text:s/>439.274<text:s/>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93">
            <text:p>Registro de importaciones</text:p>
          </table:table-cell>
          <table:table-cell table:style-name="ce97"/>
          <table:table-cell office:value-type="float" office:value="264271.33" table:formula="of:=SUM([Mayor_general.E96:.E116])" table:style-name="ce97">
            <text:p><text:s/>264.271<text:s/></text:p>
          </table:table-cell>
          <table:table-cell table:number-columns-repeated="2" table:style-name="ce97"/>
          <table:table-cell office:value-type="float" office:value="264271.33" table:formula="of:=SUM([.C13:.F13])" table:style-name="ce97">
            <text:p><text:s/>264.271<text:s/>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93">
            <text:p>Costo de ventas</text:p>
          </table:table-cell>
          <table:table-cell table:style-name="ce97"/>
          <table:table-cell office:value-type="float" office:value="-264271.33" table:formula="of:=-SUM([Mayor_general.D96:.D116])" table:style-name="ce97">
            <text:p><text:s/>-264.271<text:s/></text:p>
          </table:table-cell>
          <table:table-cell table:number-columns-repeated="2" table:style-name="ce97"/>
          <table:table-cell office:value-type="float" office:value="-264271.33" table:formula="of:=SUM([.C14:.F14])" table:style-name="ce97">
            <text:p><text:s/>-264.271<text:s/>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93">
            <text:p>Pagos</text:p>
          </table:table-cell>
          <table:table-cell table:number-columns-repeated="2" table:style-name="ce97"/>
          <table:table-cell table:style-name="ce95"/>
          <table:table-cell office:value-type="float" office:value="-257929.69" table:formula="of:=-[Mayor_general.E167]" table:style-name="ce97">
            <text:p><text:s/>-257.930<text:s/></text:p>
          </table:table-cell>
          <table:table-cell office:value-type="float" office:value="-257929.69" table:formula="of:=SUM([.C15:.F15])" table:style-name="ce97">
            <text:p><text:s/>-257.930<text:s/>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93">
            <text:p>Otros</text:p>
          </table:table-cell>
          <table:table-cell table:number-columns-repeated="2" table:style-name="ce97"/>
          <table:table-cell office:value-type="float" office:value="1149" table:formula="of:=1481-332" table:style-name="ce97">
            <text:p><text:s/>1.149<text:s/></text:p>
          </table:table-cell>
          <table:table-cell table:style-name="ce97"/>
          <table:table-cell office:value-type="float" office:value="1149" table:formula="of:=SUM([.C16:.F16])" table:style-name="ce97">
            <text:p><text:s/>1.149<text:s/></text:p>
          </table:table-cell>
          <table:table-cell table:number-columns-repeated="16377"/>
        </table:table-row>
        <table:table-row table:style-name="ro2">
          <table:table-cell/>
          <table:table-cell table:style-name="ce93"/>
          <table:table-cell table:number-columns-repeated="5" table:style-name="ce97"/>
          <table:table-cell table:number-columns-repeated="16377"/>
        </table:table-row>
        <table:table-row table:style-name="ro2">
          <table:table-cell/>
          <table:table-cell office:value-type="string" table:style-name="ce98">
            <text:p>Saldo final (31/10/20)</text:p>
          </table:table-cell>
          <table:table-cell office:value-type="float" office:value="156889.88" table:formula="of:=SUM([.C8:.C17])" table:style-name="ce99">
            <text:p><text:s/>156.890<text:s/></text:p>
          </table:table-cell>
          <table:table-cell office:value-type="float" office:value="0" table:formula="of:=SUM([.D8:.D17])" table:style-name="ce99">
            <text:p><text:s/>-00<text:s/></text:p>
          </table:table-cell>
          <table:table-cell office:value-type="float" office:value="1481.0099999999984" table:formula="of:=SUM([.E8:.E17])" table:style-name="ce99">
            <text:p><text:s/>1.481<text:s/></text:p>
          </table:table-cell>
          <table:table-cell office:value-type="float" office:value="0.79999999998835847" table:formula="of:=SUM([.F8:.F17])" table:style-name="ce99">
            <text:p><text:s/>1<text:s/></text:p>
          </table:table-cell>
          <table:table-cell office:value-type="float" office:value="158371.68999999994" table:formula="of:=SUM([.G8:.G17])" table:style-name="ce99">
            <text:p><text:s/>158.372<text:s/></text:p>
          </table:table-cell>
          <table:table-cell table:number-columns-repeated="16377"/>
        </table:table-row>
        <table:table-row table:number-rows-repeated="2" table:style-name="ro2">
          <table:table-cell/>
          <table:table-cell table:style-name="ce1"/>
          <table:table-cell table:number-columns-repeated="5" table:style-name="ce89"/>
          <table:table-cell table:number-columns-repeated="16377"/>
        </table:table-row>
        <table:table-row table:style-name="ro2">
          <table:table-cell/>
          <table:table-cell table:number-columns-repeated="2" table:style-name="ce1"/>
          <table:table-cell table:style-name="ce91"/>
          <table:table-cell table:number-columns-repeated="16380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Mayor_general" table:style-name="ta1">
        <table:table-column table:style-name="co17" table:default-cell-style-name="ce1"/>
        <table:table-column table:style-name="co18" table:default-cell-style-name="ce1"/>
        <table:table-column table:style-name="co19" table:number-columns-repeated="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0" table:number-columns-repeated="820" table:default-cell-style-name="ce1"/>
        <table:table-column table:style-name="co11" table:number-columns-repeated="15555" table:default-cell-style-name="ce1"/>
        <table:table-row table:style-name="ro7">
          <table:table-cell table:number-columns-repeated="3" table:style-name="ce1"/>
          <table:table-cell office:value-type="string" table:style-name="ce88">
            <text:p>Creditos</text:p>
          </table:table-cell>
          <table:table-cell office:value-type="string" table:style-name="ce88">
            <text:p>Debitos</text:p>
          </table:table-cell>
          <table:table-cell office:value-type="string" table:style-name="ce88">
            <text:p>Saldo</text:p>
          </table:table-cell>
          <table:table-cell table:style-name="ce1"/>
          <table:table-cell office:value-type="string" table:style-name="ce90">
            <text:p>Ordenes de compra</text:p>
          </table:table-cell>
          <table:table-cell table:style-name="ce1"/>
          <table:table-cell office:value-type="float" office:value="340198.15" table:formula="of:=+[.D4]" table:style-name="ce85">
            <text:p>340.198,15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83">
            <text:p>1-2-1-01</text:p>
          </table:table-cell>
          <table:table-cell office:value-type="string" table:style-name="ce84">
            <text:p>INVENTARIO</text:p>
          </table:table-cell>
          <table:table-cell office:value-type="float" office:value="80964.009999999995" table:style-name="ce85">
            <text:p>80.964,01</text:p>
          </table:table-cell>
          <table:table-cell table:number-columns-repeated="3" table:style-name="ce85"/>
          <table:table-cell table:number-columns-repeated="2" table:style-name="ce1"/>
          <table:table-cell table:style-name="ce85"/>
          <table:table-cell office:value-type="float" office:value="-15326.48" table:formula="of:=-SUM([.E44:.E67];[.E82:.E90])" table:style-name="ce85">
            <text:p>-15.326,48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83">
            <text:p>1-2-1-01-01</text:p>
          </table:table-cell>
          <table:table-cell office:value-type="string" table:style-name="ce84">
            <text:p>INVENTARIO BODEGA</text:p>
          </table:table-cell>
          <table:table-cell office:value-type="float" office:value="80964.009999999995" table:style-name="ce85">
            <text:p>80.964,01</text:p>
          </table:table-cell>
          <table:table-cell table:number-columns-repeated="3" table:style-name="ce85"/>
          <table:table-cell table:number-columns-repeated="2" table:style-name="ce1"/>
          <table:table-cell table:number-columns-repeated="2" table:style-name="ce85"/>
          <table:table-cell table:number-columns-repeated="16374" table:style-name="ce1"/>
        </table:table-row>
        <table:table-row table:style-name="ro8">
          <table:table-cell office:value-type="string" table:style-name="ce83">
            <text:p>1-2-1-01-01-001</text:p>
          </table:table-cell>
          <table:table-cell office:value-type="string" table:style-name="ce84">
            <text:p>INVENTARIO EN TRANSITO</text:p>
          </table:table-cell>
          <table:table-cell office:value-type="float" office:value="80964.009999999995" table:style-name="ce85">
            <text:p>80.964,01</text:p>
          </table:table-cell>
          <table:table-cell office:value-type="float" office:value="340198.15" table:style-name="ce85">
            <text:p>340.198,15</text:p>
          </table:table-cell>
          <table:table-cell office:value-type="float" office:value="264271.33" table:style-name="ce85">
            <text:p>264.271,33</text:p>
          </table:table-cell>
          <table:table-cell office:value-type="float" office:value="156890.82999999999" table:style-name="ce85">
            <text:p>156.890,83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number-columns-repeated="3" table:style-name="ce1"/>
          <table:table-cell table:number-columns-repeated="2" table:style-name="ce85"/>
          <table:table-cell table:number-columns-repeated="15555"/>
        </table:table-row>
        <table:table-row table:style-name="ro2">
          <table:table-cell table:number-columns-repeated="2" table:style-name="ce1"/>
          <table:table-cell office:value-type="string" table:style-name="ce83">
            <text:p><text:s/>81,076.01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502" table:style-name="ce1">
            <text:p>169502</text:p>
          </table:table-cell>
          <table:table-cell office:value-type="date" office:date-value="2020-01-31T00:00:00" table:style-name="ce86">
            <text:p>31/01/2020</text:p>
          </table:table-cell>
          <table:table-cell office:value-type="string" table:style-name="ce1">
            <text:p>ND 017592-0 :ND:0-017592 TD020-19 SERV.TRANSF ENVI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81,096.0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702" table:style-name="ce1">
            <text:p>169702</text:p>
          </table:table-cell>
          <table:table-cell office:value-type="date" office:date-value="2020-01-31T00:00:00" table:style-name="ce86">
            <text:p>31/01/2020</text:p>
          </table:table-cell>
          <table:table-cell office:value-type="string" table:style-name="ce1">
            <text:p>ND 00175792-0 :ND:0-00175792 GSTO EXTERIOR TRANSF.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82,177.30</text:p>
          </table:table-cell>
          <table:table-cell office:value-type="float" office:value="0" table:style-name="ce1">
            <text:p>0</text:p>
          </table:table-cell>
          <table:table-cell office:value-type="float" office:value="1081.29" table:style-name="ce85">
            <text:p>1.081,29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602" table:style-name="ce1">
            <text:p>169602</text:p>
          </table:table-cell>
          <table:table-cell office:value-type="date" office:date-value="2020-01-31T00:00:00" table:style-name="ce86">
            <text:p>31/01/2020</text:p>
          </table:table-cell>
          <table:table-cell office:value-type="string" table:style-name="ce1">
            <text:p>ND 0175792-0 :ND:0-0175792 Impuesto salidas de div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36,888.84</text:p>
          </table:table-cell>
          <table:table-cell office:value-type="float" office:value="45288.46" table:style-name="ce85">
            <text:p>45.288,46</text:p>
          </table:table-cell>
          <table:table-cell office:value-type="float" office:value="0" table:style-name="ce1">
            <text:p>0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6">
            <text:p>21/02/2020</text:p>
          </table:table-cell>
          <table:table-cell office:value-type="string" table:style-name="ce1">
            <text:p>PO #TD020-19 EVEREXCCED- REGISTRO DE INVENTARIO POR IMPORTACIﾓN 280 BATERIAS DM-12120 Y HR-128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37,171.47</text:p>
          </table:table-cell>
          <table:table-cell office:value-type="float" office:value="0" table:style-name="ce1">
            <text:p>0</text:p>
          </table:table-cell>
          <table:table-cell office:value-type="float" office:value="282.63" table:style-name="ce1">
            <text:p>282,63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802" table:style-name="ce1">
            <text:p>170802</text:p>
          </table:table-cell>
          <table:table-cell office:value-type="date" office:date-value="2020-02-29T00:00:00" table:style-name="ce86">
            <text:p>29/02/2020</text:p>
          </table:table-cell>
          <table:table-cell office:value-type="string" table:style-name="ce1">
            <text:p>ND 00174006-0 :ND:0-00174006 IMPUESTO A LA SALIDA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37,191.4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902" table:style-name="ce1">
            <text:p>170902</text:p>
          </table:table-cell>
          <table:table-cell office:value-type="date" office:date-value="2020-02-29T00:00:00" table:style-name="ce86">
            <text:p>29/02/2020</text:p>
          </table:table-cell>
          <table:table-cell office:value-type="string" table:style-name="ce1">
            <text:p>ND 00017406-0 :ND:0-00017406 GASTO EXTERIOR TRANSF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37,356.96</text:p>
          </table:table-cell>
          <table:table-cell office:value-type="float" office:value="0" table:style-name="ce1">
            <text:p>0</text:p>
          </table:table-cell>
          <table:table-cell office:value-type="float" office:value="165.49" table:style-name="ce1">
            <text:p>165,49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86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37,357.53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502" table:style-name="ce1">
            <text:p>171502</text:p>
          </table:table-cell>
          <table:table-cell office:value-type="date" office:date-value="2020-02-29T00:00:00" table:style-name="ce86">
            <text:p>29/02/2020</text:p>
          </table:table-cell>
          <table:table-cell office:value-type="string" table:style-name="ce1">
            <text:p>ND 550638-0 :ND:0-550638 CARGO MAS IVA POR RECAUDA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37,452.93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702" table:style-name="ce1">
            <text:p>170702</text:p>
          </table:table-cell>
          <table:table-cell office:value-type="date" office:date-value="2020-02-29T00:00:00" table:style-name="ce86">
            <text:p>29/02/2020</text:p>
          </table:table-cell>
          <table:table-cell office:value-type="string" table:style-name="ce1">
            <text:p>ND 0174006-0 :ND:0-0174006 Cargo mas iva por serv.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45,727.51</text:p>
          </table:table-cell>
          <table:table-cell office:value-type="float" office:value="0" table:style-name="ce1">
            <text:p>0</text:p>
          </table:table-cell>
          <table:table-cell office:value-type="float" office:value="8274.58" table:style-name="ce85">
            <text:p>8.274,58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86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-6,030.74</text:p>
          </table:table-cell>
          <table:table-cell office:value-type="float" office:value="51758.25" table:style-name="ce85">
            <text:p>51.758,25</text:p>
          </table:table-cell>
          <table:table-cell office:value-type="float" office:value="0" table:style-name="ce1">
            <text:p>0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6">
            <text:p>16/03/2020</text:p>
          </table:table-cell>
          <table:table-cell office:value-type="string" table:style-name="ce1">
            <text:p>PO #TD020-19 EVEREXCCED- REGISTRO DE INVENTARIO POR IMPORTACIﾓN 320 BATERIAS DM-1212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-5,824.77</text:p>
          </table:table-cell>
          <table:table-cell office:value-type="float" office:value="0" table:style-name="ce1">
            <text:p>0</text:p>
          </table:table-cell>
          <table:table-cell office:value-type="float" office:value="205.97" table:style-name="ce1">
            <text:p>205,9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83">
            <text:p>-5,824.20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902" table:style-name="ce1">
            <text:p>171902</text:p>
          </table:table-cell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ND 1311450-0 :ND:0-1311450 cargo mas iva recaudaci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-5,728.80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102" table:style-name="ce1">
            <text:p>172102</text:p>
          </table:table-cell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ND 0174555-0 :ND:0-0174555 Cargo mas iva por servi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-5,708.8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302" table:style-name="ce1">
            <text:p>172302</text:p>
          </table:table-cell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ND 000174555-0 :ND:0-000174555 Gatos exterior tran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-5,613.40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102" table:style-name="ce1">
            <text:p>173102</text:p>
          </table:table-cell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ND 0175934-0 :ND:0-0175934 Cargo mas iva por serv.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-5,330.77</text:p>
          </table:table-cell>
          <table:table-cell office:value-type="float" office:value="0" table:style-name="ce1">
            <text:p>0</text:p>
          </table:table-cell>
          <table:table-cell office:value-type="float" office:value="282.63" table:style-name="ce1">
            <text:p>282,63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202" table:style-name="ce1">
            <text:p>173202</text:p>
          </table:table-cell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ND 00175934-0 :ND:0-00175934 Impuesto salida de di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-5,310.7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302" table:style-name="ce1">
            <text:p>173302</text:p>
          </table:table-cell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ND 000175934-0 :ND:0-000175934 Gasto exterior tran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4,987.93</text:p>
          </table:table-cell>
          <table:table-cell office:value-type="float" office:value="0" table:style-name="ce1">
            <text:p>0</text:p>
          </table:table-cell>
          <table:table-cell office:value-type="float" office:value="10298.700000000001" table:style-name="ce85">
            <text:p>10.298,7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5,201.10</text:p>
          </table:table-cell>
          <table:table-cell office:value-type="float" office:value="0" table:style-name="ce1">
            <text:p>0</text:p>
          </table:table-cell>
          <table:table-cell office:value-type="float" office:value="213.17" table:style-name="ce1">
            <text:p>213,1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202" table:style-name="ce1">
            <text:p>172202</text:p>
          </table:table-cell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ND 00174555-0 :ND:0-00174555 Impuesto salida de di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3,726.10</text:p>
          </table:table-cell>
          <table:table-cell office:value-type="float" office:value="0" table:style-name="ce1">
            <text:p>0</text:p>
          </table:table-cell>
          <table:table-cell office:value-type="float" office:value="68525" table:style-name="ce85">
            <text:p>68.525,00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86">
            <text:p>30/04/2020</text:p>
          </table:table-cell>
          <table:table-cell office:value-type="string" table:style-name="ce1">
            <text:p>GENERADO POR MOD. DE CxP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3,838.1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002" table:style-name="ce1">
            <text:p>174002</text:p>
          </table:table-cell>
          <table:table-cell office:value-type="date" office:date-value="2020-04-30T00:00:00" table:style-name="ce86">
            <text:p>30/04/2020</text:p>
          </table:table-cell>
          <table:table-cell office:value-type="string" table:style-name="ce1">
            <text:p>ND 0176136-0 :ND:0-0176136 CARGO MAS IVA TRANSFERE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5,148.60</text:p>
          </table:table-cell>
          <table:table-cell office:value-type="float" office:value="0" table:style-name="ce1">
            <text:p>0</text:p>
          </table:table-cell>
          <table:table-cell office:value-type="float" office:value="1310.5" table:style-name="ce85">
            <text:p>1.310,5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102" table:style-name="ce1">
            <text:p>174102</text:p>
          </table:table-cell>
          <table:table-cell office:value-type="date" office:date-value="2020-04-30T00:00:00" table:style-name="ce86">
            <text:p>30/04/2020</text:p>
          </table:table-cell>
          <table:table-cell office:value-type="string" table:style-name="ce1">
            <text:p>ND 00176136-0 :ND:0-00176136 IMPUESTO SALIDA DIVIS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5,168.6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102" table:style-name="ce1">
            <text:p>175102</text:p>
          </table:table-cell>
          <table:table-cell office:value-type="date" office:date-value="2020-04-30T00:00:00" table:style-name="ce86">
            <text:p>30/04/2020</text:p>
          </table:table-cell>
          <table:table-cell office:value-type="string" table:style-name="ce1">
            <text:p>ND 000176191-0 :ND:0-000176191 GASTO EXT. TRANSF.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5,280.6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902" table:style-name="ce1">
            <text:p>174902</text:p>
          </table:table-cell>
          <table:table-cell office:value-type="date" office:date-value="2020-04-30T00:00:00" table:style-name="ce86">
            <text:p>30/04/2020</text:p>
          </table:table-cell>
          <table:table-cell office:value-type="string" table:style-name="ce1">
            <text:p>ND 0176191-0 :ND:0-0176191 CARGO MAS IVA SERV. TRA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5,905.85</text:p>
          </table:table-cell>
          <table:table-cell office:value-type="float" office:value="0" table:style-name="ce1">
            <text:p>0</text:p>
          </table:table-cell>
          <table:table-cell office:value-type="float" office:value="625.25" table:style-name="ce1">
            <text:p>625,25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002" table:style-name="ce1">
            <text:p>175002</text:p>
          </table:table-cell>
          <table:table-cell office:value-type="date" office:date-value="2020-04-30T00:00:00" table:style-name="ce86">
            <text:p>30/04/2020</text:p>
          </table:table-cell>
          <table:table-cell office:value-type="string" table:style-name="ce1">
            <text:p>ND 00176191-0 :ND:0-00176191 IMPUESTO SALIDA DIVID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5,925.8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202" table:style-name="ce1">
            <text:p>174202</text:p>
          </table:table-cell>
          <table:table-cell office:value-type="date" office:date-value="2020-04-30T00:00:00" table:style-name="ce86">
            <text:p>30/04/2020</text:p>
          </table:table-cell>
          <table:table-cell office:value-type="string" table:style-name="ce1">
            <text:p>ND 000176136-0 :ND:0-000176136 GASTO EXTERIOR TRAN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6,021.25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302" table:style-name="ce1">
            <text:p>176302</text:p>
          </table:table-cell>
          <table:table-cell office:value-type="date" office:date-value="2020-05-31T00:00:00" table:style-name="ce86">
            <text:p>31/05/2020</text:p>
          </table:table-cell>
          <table:table-cell office:value-type="string" table:style-name="ce1">
            <text:p>ND 1766080-0 :ND:0-1766080 CARGO MAS IVA TRANSF. E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6,234.42</text:p>
          </table:table-cell>
          <table:table-cell office:value-type="float" office:value="0" table:style-name="ce1">
            <text:p>0</text:p>
          </table:table-cell>
          <table:table-cell office:value-type="float" office:value="213.17" table:style-name="ce1">
            <text:p>213,17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402" table:style-name="ce1">
            <text:p>176402</text:p>
          </table:table-cell>
          <table:table-cell office:value-type="date" office:date-value="2020-05-31T00:00:00" table:style-name="ce86">
            <text:p>31/05/2020</text:p>
          </table:table-cell>
          <table:table-cell office:value-type="string" table:style-name="ce1">
            <text:p>ND 17660800-0 :ND:0-17660800 IMPUESTO SALIDA DE DI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6,254.4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902" table:style-name="ce1">
            <text:p>176902</text:p>
          </table:table-cell>
          <table:table-cell office:value-type="date" office:date-value="2020-05-31T00:00:00" table:style-name="ce86">
            <text:p>31/05/2020</text:p>
          </table:table-cell>
          <table:table-cell office:value-type="string" table:style-name="ce1">
            <text:p>ND 176769000-0 :ND:0-176769000 GASTO EXT. TRANSF.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6,366.42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702" table:style-name="ce1">
            <text:p>176702</text:p>
          </table:table-cell>
          <table:table-cell office:value-type="date" office:date-value="2020-05-31T00:00:00" table:style-name="ce86">
            <text:p>31/05/2020</text:p>
          </table:table-cell>
          <table:table-cell office:value-type="string" table:style-name="ce1">
            <text:p>ND 1767690-0 :ND:0-1767690 CARGO MAS IVA SERV. TRA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7,051.67</text:p>
          </table:table-cell>
          <table:table-cell office:value-type="float" office:value="0" table:style-name="ce1">
            <text:p>0</text:p>
          </table:table-cell>
          <table:table-cell office:value-type="float" office:value="685.25" table:style-name="ce1">
            <text:p>685,25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802" table:style-name="ce1">
            <text:p>176802</text:p>
          </table:table-cell>
          <table:table-cell office:value-type="date" office:date-value="2020-05-31T00:00:00" table:style-name="ce86">
            <text:p>31/05/2020</text:p>
          </table:table-cell>
          <table:table-cell office:value-type="string" table:style-name="ce1">
            <text:p>ND 17676900-0 :ND:0-17676900 IMPUESTO SALIDA DIVIS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7,071.6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502" table:style-name="ce1">
            <text:p>176502</text:p>
          </table:table-cell>
          <table:table-cell office:value-type="date" office:date-value="2020-05-31T00:00:00" table:style-name="ce86">
            <text:p>31/05/2020</text:p>
          </table:table-cell>
          <table:table-cell office:value-type="string" table:style-name="ce1">
            <text:p>ND 176608000-0 :ND:0-176608000 GASTOS EXT. TRANF.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31,691.59</text:p>
          </table:table-cell>
          <table:table-cell office:value-type="float" office:value="45380.08" table:style-name="ce85">
            <text:p>45.380,08</text:p>
          </table:table-cell>
          <table:table-cell office:value-type="float" office:value="0" table:style-name="ce1">
            <text:p>0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86">
            <text:p>23/06/2020</text:p>
          </table:table-cell>
          <table:table-cell office:value-type="string" table:style-name="ce1">
            <text:p>PO #TD021-20 EVEREXCCED- REGISTRO DE INVENTARIO POR IMPORTACIﾓN 300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86,325.39</text:p>
          </table:table-cell>
          <table:table-cell office:value-type="float" office:value="0" table:style-name="ce1">
            <text:p>0</text:p>
          </table:table-cell>
          <table:table-cell office:value-type="float" office:value="54633.8" table:style-name="ce85">
            <text:p>54.633,80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GENERADO POR MOD. DE CxP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86,345.3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002" table:style-name="ce1">
            <text:p>179002</text:p>
          </table:table-cell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ND 0000176883-0 :ND:0-0000176883 GASTO DEL EXTERIO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4,012.95</text:p>
          </table:table-cell>
          <table:table-cell office:value-type="float" office:value="0" table:style-name="ce1">
            <text:p>0</text:p>
          </table:table-cell>
          <table:table-cell office:value-type="float" office:value="17667.560000000001" table:style-name="ce85">
            <text:p>17.667,56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4,366.30</text:p>
          </table:table-cell>
          <table:table-cell office:value-type="float" office:value="0" table:style-name="ce1">
            <text:p>0</text:p>
          </table:table-cell>
          <table:table-cell office:value-type="float" office:value="353.35" table:style-name="ce1">
            <text:p>353,35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4,366.87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702" table:style-name="ce1">
            <text:p>179702</text:p>
          </table:table-cell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ND 7167840-0 :ND:0-7167840 CARGO MAS IVA POR RECAU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6,246.87</text:p>
          </table:table-cell>
          <table:table-cell office:value-type="float" office:value="0" table:style-name="ce1">
            <text:p>0</text:p>
          </table:table-cell>
          <table:table-cell office:value-type="float" office:value="1880" table:style-name="ce85">
            <text:p>1.880,0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18210 <text:s/>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6,421.87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18211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7,202.27</text:p>
          </table:table-cell>
          <table:table-cell office:value-type="float" office:value="0" table:style-name="ce1">
            <text:p>0</text:p>
          </table:table-cell>
          <table:table-cell office:value-type="float" office:value="780.4" table:style-name="ce1">
            <text:p>780,4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18214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7,222.2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18215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7,498.57</text:p>
          </table:table-cell>
          <table:table-cell office:value-type="float" office:value="0" table:style-name="ce1">
            <text:p>0</text:p>
          </table:table-cell>
          <table:table-cell office:value-type="float" office:value="276.3" table:style-name="ce1">
            <text:p>276,3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269335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7,943.11</text:p>
          </table:table-cell>
          <table:table-cell office:value-type="float" office:value="0" table:style-name="ce1">
            <text:p>0</text:p>
          </table:table-cell>
          <table:table-cell office:value-type="float" office:value="444.54" table:style-name="ce1">
            <text:p>444,54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8,143.11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123860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8,278.11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26082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8,340.61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,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26083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8,580.61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39948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8,812.71</text:p>
          </table:table-cell>
          <table:table-cell office:value-type="float" office:value="0" table:style-name="ce1">
            <text:p>0</text:p>
          </table:table-cell>
          <table:table-cell office:value-type="float" office:value="232.1" table:style-name="ce1">
            <text:p>232,1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266910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8,872.40</text:p>
          </table:table-cell>
          <table:table-cell office:value-type="float" office:value="0" table:style-name="ce1">
            <text:p>0</text:p>
          </table:table-cell>
          <table:table-cell office:value-type="float" office:value="59.69" table:style-name="ce1">
            <text:p>59,69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264304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1,612.40</text:p>
          </table:table-cell>
          <table:table-cell office:value-type="float" office:value="0" table:style-name="ce1">
            <text:p>0</text:p>
          </table:table-cell>
          <table:table-cell office:value-type="float" office:value="2740" table:style-name="ce85">
            <text:p>2.740,0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17737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1,787.4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17738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2,586.60</text:p>
          </table:table-cell>
          <table:table-cell office:value-type="float" office:value="0" table:style-name="ce1">
            <text:p>0</text:p>
          </table:table-cell>
          <table:table-cell office:value-type="float" office:value="799.2" table:style-name="ce1">
            <text:p>799,2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17379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2,606.6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17739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2,856.6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17520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2,931.6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17521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3,617.09</text:p>
          </table:table-cell>
          <table:table-cell office:value-type="float" office:value="0" table:style-name="ce1">
            <text:p>0</text:p>
          </table:table-cell>
          <table:table-cell office:value-type="float" office:value="685.49" table:style-name="ce1">
            <text:p>685,49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37945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3,857.09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37946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4,057.09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122500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4,851.17</text:p>
          </table:table-cell>
          <table:table-cell office:value-type="float" office:value="0" table:style-name="ce1">
            <text:p>0</text:p>
          </table:table-cell>
          <table:table-cell office:value-type="float" office:value="794.08" table:style-name="ce1">
            <text:p>794,08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24211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5,101.1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38099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5,351.1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38311 LIQUIDACIﾓN DE IMPORTACIﾓN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5,463.17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802" table:style-name="ce1">
            <text:p>178802</text:p>
          </table:table-cell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ND 0176883-0 :ND:0-0176883 CARGO MAS IVA POR SERV.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17,042.18</text:p>
          </table:table-cell>
          <table:table-cell office:value-type="float" office:value="0" table:style-name="ce1">
            <text:p>0</text:p>
          </table:table-cell>
          <table:table-cell office:value-type="float" office:value="1579.01" table:style-name="ce85">
            <text:p>1.579,01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902" table:style-name="ce1">
            <text:p>178902</text:p>
          </table:table-cell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ND 00176883-0 :ND:0-00176883 Impuesto a la salida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1,662.10</text:p>
          </table:table-cell>
          <table:table-cell office:value-type="float" office:value="45380.08" table:style-name="ce85">
            <text:p>45.380,08</text:p>
          </table:table-cell>
          <table:table-cell office:value-type="float" office:value="0" table:style-name="ce1">
            <text:p>0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86">
            <text:p>02/07/2020</text:p>
          </table:table-cell>
          <table:table-cell office:value-type="string" table:style-name="ce1">
            <text:p>PO #TD021-20 Everexcced - Registro de inventario por importaci 300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1,774.1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102" table:style-name="ce1">
            <text:p>181102</text:p>
          </table:table-cell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ND 177532-0 :ND:0-177532 CARGO MAS IVA POR SERV.TR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2,260.59</text:p>
          </table:table-cell>
          <table:table-cell office:value-type="float" office:value="0" table:style-name="ce1">
            <text:p>0</text:p>
          </table:table-cell>
          <table:table-cell office:value-type="float" office:value="486.49" table:style-name="ce1">
            <text:p>486,49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202" table:style-name="ce1">
            <text:p>181202</text:p>
          </table:table-cell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ND 00177532-0 :ND:0-00177532 Impjuesto salida divi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2,280.5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302" table:style-name="ce1">
            <text:p>181302</text:p>
          </table:table-cell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ND 0000177532-0 :ND:0-0000177532 GASTO DEL EXTERIO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2,392.59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102" table:style-name="ce1">
            <text:p>182102</text:p>
          </table:table-cell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ND 000177695-0 :ND:0-000177695 CARGO MAS IVA POR S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3,092.23</text:p>
          </table:table-cell>
          <table:table-cell office:value-type="float" office:value="0" table:style-name="ce1">
            <text:p>0</text:p>
          </table:table-cell>
          <table:table-cell office:value-type="float" office:value="699.64" table:style-name="ce1">
            <text:p>699,64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202" table:style-name="ce1">
            <text:p>182202</text:p>
          </table:table-cell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ND 00177695-0 :ND:0-00177695 IMPUESTO SALIDA DIVIS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3,112.2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302" table:style-name="ce1">
            <text:p>182302</text:p>
          </table:table-cell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ND 0177695-0 :ND:0-0177695 GASTO DEL EXTERIOR TRAN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87,329.22</text:p>
          </table:table-cell>
          <table:table-cell office:value-type="float" office:value="0" table:style-name="ce1">
            <text:p>0</text:p>
          </table:table-cell>
          <table:table-cell office:value-type="float" office:value="14216.99" table:style-name="ce85">
            <text:p>14.216,99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87,613.56</text:p>
          </table:table-cell>
          <table:table-cell office:value-type="float" office:value="0" table:style-name="ce1">
            <text:p>0</text:p>
          </table:table-cell>
          <table:table-cell office:value-type="float" office:value="284.33999999999997" table:style-name="ce1">
            <text:p>284,34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87,614.13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502" table:style-name="ce1">
            <text:p>182502</text:p>
          </table:table-cell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ND 35847-0 :ND:0-35847 CARGO MAS IVA POR RECAUDACI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50,747.34</text:p>
          </table:table-cell>
          <table:table-cell office:value-type="float" office:value="36866.79" table:style-name="ce85">
            <text:p>36.866,79</text:p>
          </table:table-cell>
          <table:table-cell office:value-type="float" office:value="0" table:style-name="ce1">
            <text:p>0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86">
            <text:p>21/08/2020</text:p>
          </table:table-cell>
          <table:table-cell office:value-type="string" table:style-name="ce1">
            <text:p>PO #TD022-20 Everexcced - Registro 270 baterias DM-12120 inventario por importaci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string" table:style-name="ce83">
            <text:p><text:s/>11,149.67</text:p>
          </table:table-cell>
          <table:table-cell office:value-type="float" office:value="39597.67" table:style-name="ce85">
            <text:p>39.597,67</text:p>
          </table:table-cell>
          <table:table-cell office:value-type="float" office:value="0" table:style-name="ce1">
            <text:p>0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86">
            <text:p>22/08/2020</text:p>
          </table:table-cell>
          <table:table-cell office:value-type="string" table:style-name="ce1">
            <text:p>PO #TD022-20 Everexcced - Registro 290 baterias HR-1280 de inventario por importaci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1,966.27</text:p>
          </table:table-cell>
          <table:table-cell office:value-type="float" office:value="0" table:style-name="ce1">
            <text:p>0</text:p>
          </table:table-cell>
          <table:table-cell office:value-type="float" office:value="816.6" table:style-name="ce1">
            <text:p>816,6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2,436.20</text:p>
          </table:table-cell>
          <table:table-cell office:value-type="float" office:value="0" table:style-name="ce1">
            <text:p>0</text:p>
          </table:table-cell>
          <table:table-cell office:value-type="float" office:value="469.93" table:style-name="ce1">
            <text:p>469,93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2,676.20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2,876.2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3,011.20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3,073.70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,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3,248.7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5,268.7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85">
            <text:p>2.020,0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5,491.85</text:p>
          </table:table-cell>
          <table:table-cell office:value-type="float" office:value="0" table:style-name="ce1">
            <text:p>0</text:p>
          </table:table-cell>
          <table:table-cell office:value-type="float" office:value="223.15" table:style-name="ce1">
            <text:p>223,1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55,419.55</text:p>
          </table:table-cell>
          <table:table-cell office:value-type="float" office:value="0" table:style-name="ce1">
            <text:p>0</text:p>
          </table:table-cell>
          <table:table-cell office:value-type="float" office:value="139927.70000000001" table:style-name="ce85">
            <text:p>139.927,7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6">
            <text:p>30/09/2020</text:p>
          </table:table-cell>
          <table:table-cell office:value-type="string" table:style-name="ce1">
            <text:p>GENERADO POR MOD. DE CxP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56,758.83</text:p>
          </table:table-cell>
          <table:table-cell office:value-type="float" office:value="0" table:style-name="ce1">
            <text:p>0</text:p>
          </table:table-cell>
          <table:table-cell office:value-type="float" office:value="1339.28" table:style-name="ce85">
            <text:p>1.339,28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402" table:style-name="ce1">
            <text:p>186402</text:p>
          </table:table-cell>
          <table:table-cell office:value-type="date" office:date-value="2020-10-31T00:00:00" table:style-name="ce86">
            <text:p>31/10/2020</text:p>
          </table:table-cell>
          <table:table-cell office:value-type="string" table:style-name="ce1">
            <text:p>ND 122553-1 :ND:1-122553 EverExceed - PO #TD023-2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56,870.83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502" table:style-name="ce1">
            <text:p>186502</text:p>
          </table:table-cell>
          <table:table-cell office:value-type="date" office:date-value="2020-10-31T00:00:00" table:style-name="ce86">
            <text:p>31/10/2020</text:p>
          </table:table-cell>
          <table:table-cell office:value-type="string" table:style-name="ce1">
            <text:p>ND 122553-2 :ND:2-122553 CARGO MAS IVA POR SERV.TR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56,890.8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602" table:style-name="ce1">
            <text:p>186602</text:p>
          </table:table-cell>
          <table:table-cell office:value-type="date" office:date-value="2020-10-31T00:00:00" table:style-name="ce86">
            <text:p>31/10/2020</text:p>
          </table:table-cell>
          <table:table-cell office:value-type="string" table:style-name="ce1">
            <text:p>ND 122553-3 :ND:3-122553 GASTO DEL EXTERIOR TRANSF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8">
          <table:table-cell office:value-type="string" table:style-name="ce83">
            <text:p>1-2-1-01-01-002</text:p>
          </table:table-cell>
          <table:table-cell office:value-type="string" table:style-name="ce84">
            <text:p>INVENTARIO GUAYAQUIL</text:p>
          </table:table-cell>
          <table:table-cell office:value-type="float" office:value="0" table:style-name="ce1">
            <text:p>0</text:p>
          </table:table-cell>
          <table:table-cell office:value-type="float" office:value="264271.33" table:style-name="ce85">
            <text:p>264.271,33</text:p>
          </table:table-cell>
          <table:table-cell office:value-type="float" office:value="264271.33" table:style-name="ce85">
            <text:p>264.271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8"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number-columns-repeated="3"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number-columns-repeated="2" table:style-name="ce1"/>
          <table:table-cell table:style-name="ce85"/>
          <table:table-cell table:number-columns-repeated="5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number-columns-repeated="2" table:style-name="ce1"/>
          <table:table-cell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number-columns-repeated="2" table:style-name="ce1"/>
          <table:table-cell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number-columns-repeated="2" table:style-name="ce1"/>
          <table:table-cell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number-columns-repeated="3" table:style-name="ce1"/>
          <table:table-cell table:number-columns-repeated="2" table:style-name="ce85"/>
          <table:table-cell table:number-columns-repeated="16176"/>
        </table:table-row>
        <table:table-row table:style-name="ro2">
          <table:table-cell table:number-columns-repeated="2" table:style-name="ce1"/>
          <table:table-cell office:value-type="string" table:style-name="ce83">
            <text:p>-11,969.09</text:p>
          </table:table-cell>
          <table:table-cell office:value-type="float" office:value="11969.09" table:style-name="ce85">
            <text:p>11.969,09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6">
            <text:p>21/02/2020</text:p>
          </table:table-cell>
          <table:table-cell office:value-type="string" table:style-name="ce1">
            <text:p>PO #TD020-19 EVEREXCCED - COSTEO ENTREGA DE 74 BATERIAS DM-1212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83">
            <text:p>-24,908.65</text:p>
          </table:table-cell>
          <table:table-cell office:value-type="float" office:value="12939.56" table:style-name="ce85">
            <text:p>12.939,56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6">
            <text:p>21/02/2020</text:p>
          </table:table-cell>
          <table:table-cell office:value-type="string" table:style-name="ce1">
            <text:p>PO #TD020-19 EVEREXCCED - COSTEO ENTREGA DE 80 BATERIAS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20,379.81</text:p>
          </table:table-cell>
          <table:table-cell office:value-type="float" office:value="0" table:style-name="ce1">
            <text:p>0</text:p>
          </table:table-cell>
          <table:table-cell office:value-type="float" office:value="45288.46" table:style-name="ce85">
            <text:p>45.288,46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6">
            <text:p>21/02/2020</text:p>
          </table:table-cell>
          <table:table-cell office:value-type="string" table:style-name="ce1">
            <text:p>PO #TD020-19 EVEREXCCED- REGISTRO DE INVENTARIO POR IMPORTACIﾓN 280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.00</text:p>
          </table:table-cell>
          <table:table-cell office:value-type="float" office:value="20379.810000000001" table:style-name="ce85">
            <text:p>20.379,81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6">
            <text:p>21/02/2020</text:p>
          </table:table-cell>
          <table:table-cell office:value-type="string" table:style-name="ce1">
            <text:p>PO #TD020-19 EVEREXCCED - COSTEO ENTREGA DE 126 BATERIAS DM-1212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-14,880.49</text:p>
          </table:table-cell>
          <table:table-cell office:value-type="float" office:value="14880.49" table:style-name="ce85">
            <text:p>14.880,49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-29,760.98</text:p>
          </table:table-cell>
          <table:table-cell office:value-type="float" office:value="14880.49" table:style-name="ce85">
            <text:p>14.880,49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-44,641.47</text:p>
          </table:table-cell>
          <table:table-cell office:value-type="float" office:value="14880.49" table:style-name="ce85">
            <text:p>14.880,49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7,116.78</text:p>
          </table:table-cell>
          <table:table-cell office:value-type="float" office:value="0" table:style-name="ce1">
            <text:p>0</text:p>
          </table:table-cell>
          <table:table-cell office:value-type="float" office:value="51758.25" table:style-name="ce85">
            <text:p>51.758,25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6">
            <text:p>16/03/2020</text:p>
          </table:table-cell>
          <table:table-cell office:value-type="string" table:style-name="ce1">
            <text:p>PO #TD020-19 EVEREXCCED- REGISTRO DE INVENTARIO POR IMPORTACIﾓN 320 BATERIAS DM-1212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.00</text:p>
          </table:table-cell>
          <table:table-cell office:value-type="float" office:value="7116.78" table:style-name="ce85">
            <text:p>7.116,78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6">
            <text:p>16/03/2020</text:p>
          </table:table-cell>
          <table:table-cell office:value-type="string" table:style-name="ce1">
            <text:p>PO #TD020-19 EVEREXCCED - COSTEO ENTREGA DE 44 BATERIAS DM-1212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-30,253.39</text:p>
          </table:table-cell>
          <table:table-cell office:value-type="float" office:value="30253.39" table:style-name="ce85">
            <text:p>30.253,39</text:p>
          </table:table-cell>
          <table:table-cell office:value-type="float" office:value="0" table:style-name="ce1">
            <text:p>0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86">
            <text:p>23/06/2020</text:p>
          </table:table-cell>
          <table:table-cell office:value-type="string" table:style-name="ce1">
            <text:p>PO #TD021-20 EVEREXCCED - COSTEO ENTREGA DE 200 BATERIAS DM-1212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5,126.69</text:p>
          </table:table-cell>
          <table:table-cell office:value-type="float" office:value="0" table:style-name="ce1">
            <text:p>0</text:p>
          </table:table-cell>
          <table:table-cell office:value-type="float" office:value="45380.08" table:style-name="ce85">
            <text:p>45.380,08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86">
            <text:p>23/06/2020</text:p>
          </table:table-cell>
          <table:table-cell office:value-type="string" table:style-name="ce1">
            <text:p>PO #TD021-20 EVEREXCCED- REGISTRO DE INVENTARIO POR IMPORTACIﾓN 300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.00</text:p>
          </table:table-cell>
          <table:table-cell office:value-type="float" office:value="15126.69" table:style-name="ce85">
            <text:p>15.126,69</text:p>
          </table:table-cell>
          <table:table-cell office:value-type="float" office:value="0" table:style-name="ce1">
            <text:p>0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86">
            <text:p>23/06/2020</text:p>
          </table:table-cell>
          <table:table-cell office:value-type="string" table:style-name="ce1">
            <text:p>PO #TD021-20 EVEREXCCED - COSTEO ENTREGA DE 100 BATERIAS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45,380.08</text:p>
          </table:table-cell>
          <table:table-cell office:value-type="float" office:value="0" table:style-name="ce1">
            <text:p>0</text:p>
          </table:table-cell>
          <table:table-cell office:value-type="float" office:value="45380.08" table:style-name="ce85">
            <text:p>45.380,08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86">
            <text:p>02/07/2020</text:p>
          </table:table-cell>
          <table:table-cell office:value-type="string" table:style-name="ce1">
            <text:p>PO #TD021-20 Everexcced - Registro de inventario por importaci 300 baterias DM-12120 y HR-128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30,253.39</text:p>
          </table:table-cell>
          <table:table-cell office:value-type="float" office:value="15126.69" table:style-name="ce85">
            <text:p>15.126,69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PO #TD021-20 EVEREXCCED - COSTEO ENTREGA DE 100 BATERIAS DM-1212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25,412.84</text:p>
          </table:table-cell>
          <table:table-cell office:value-type="float" office:value="4840.55" table:style-name="ce85">
            <text:p>4.840,55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PO #TD021-20 EVEREXCCED - COSTEO ENTREGA DE 32 BATERIAS DM-1212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2,706.42</text:p>
          </table:table-cell>
          <table:table-cell office:value-type="float" office:value="12706.42" table:style-name="ce85">
            <text:p>12.706,42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.00</text:p>
          </table:table-cell>
          <table:table-cell office:value-type="float" office:value="12706.42" table:style-name="ce85">
            <text:p>12.706,42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style-name="ce1"/>
          <table:table-cell table:style-name="ce85"/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string" table:style-name="ce83">
            <text:p>-36,866.79</text:p>
          </table:table-cell>
          <table:table-cell office:value-type="float" office:value="36866.79" table:style-name="ce85">
            <text:p>36.866,79</text:p>
          </table:table-cell>
          <table:table-cell office:value-type="float" office:value="0" table:style-name="ce1">
            <text:p>0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86">
            <text:p>21/08/2020</text:p>
          </table:table-cell>
          <table:table-cell office:value-type="string" table:style-name="ce1">
            <text:p>PO #TD022-20 Everexcced - Costeo de 270 baterias DM-1212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36866.79" table:style-name="ce85">
            <text:p>36.866,79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86">
            <text:p>21/08/2020</text:p>
          </table:table-cell>
          <table:table-cell office:value-type="string" table:style-name="ce1">
            <text:p>PO #TD022-20 Everexcced - Registro 270 baterias DM-12120 inventario por importaci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-39,597.67</text:p>
          </table:table-cell>
          <table:table-cell office:value-type="float" office:value="39597.67" table:style-name="ce85">
            <text:p>39.597,67</text:p>
          </table:table-cell>
          <table:table-cell office:value-type="float" office:value="0" table:style-name="ce1">
            <text:p>0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86">
            <text:p>22/08/2020</text:p>
          </table:table-cell>
          <table:table-cell office:value-type="string" table:style-name="ce1">
            <text:p>PO #TD022-20 Everexcced - Costeo de 290 baterias HR-1280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39597.67" table:style-name="ce85">
            <text:p>39.597,67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86">
            <text:p>22/08/2020</text:p>
          </table:table-cell>
          <table:table-cell office:value-type="string" table:style-name="ce1">
            <text:p>PO #TD022-20 Everexcced - Registro 290 baterias HR-1280 de inventario por importaci</text:p>
          </table:table-cell>
          <table:table-cell table:style-name="ce1"/>
          <table:table-cell table:style-name="ce85"/>
          <table:table-cell table:number-columns-repeated="16371" table:style-name="ce1"/>
        </table:table-row>
        <table:table-row table:style-name="ro8">
          <table:table-cell office:value-type="string" table:style-name="ce83">
            <text:p>1-2-1-02</text:p>
          </table:table-cell>
          <table:table-cell office:value-type="string" table:style-name="ce84">
            <text:p>IMPORTACIONES</text:p>
          </table:table-cell>
          <table:table-cell office:value-type="float" office:value="750" table:style-name="ce1">
            <text:p>750</text:p>
          </table:table-cell>
          <table:table-cell table:number-columns-repeated="3" table:style-name="ce85"/>
          <table:table-cell table:number-columns-repeated="2" table:style-name="ce1"/>
          <table:table-cell table:number-columns-repeated="2" table:style-name="ce85"/>
          <table:table-cell table:number-columns-repeated="16374" table:style-name="ce1"/>
        </table:table-row>
        <table:table-row table:style-name="ro8">
          <table:table-cell office:value-type="string" table:style-name="ce83">
            <text:p>1-2-1-02-01</text:p>
          </table:table-cell>
          <table:table-cell office:value-type="string" table:style-name="ce84">
            <text:p>IMPORTACIONES <text:s/>EN <text:s/>TRANSITO</text:p>
          </table:table-cell>
          <table:table-cell office:value-type="float" office:value="750" table:style-name="ce1">
            <text:p>750</text:p>
          </table:table-cell>
          <table:table-cell table:number-columns-repeated="3" table:style-name="ce85"/>
          <table:table-cell table:number-columns-repeated="2" table:style-name="ce1"/>
          <table:table-cell table:number-columns-repeated="2" table:style-name="ce85"/>
          <table:table-cell table:number-columns-repeated="16374" table:style-name="ce1"/>
        </table:table-row>
        <table:table-row table:style-name="ro8">
          <table:table-cell office:value-type="string" table:style-name="ce83">
            <text:p>1-2-1-02-01-001</text:p>
          </table:table-cell>
          <table:table-cell office:value-type="string" table:style-name="ce84">
            <text:p>TRAMITES DESADUANIZACION</text:p>
          </table:table-cell>
          <table:table-cell office:value-type="float" office:value="750" table:style-name="ce1">
            <text:p>750</text:p>
          </table:table-cell>
          <table:table-cell office:value-type="float" office:value="16938.13" table:style-name="ce85">
            <text:p>16.938,13</text:p>
          </table:table-cell>
          <table:table-cell office:value-type="float" office:value="16206.89" table:style-name="ce85">
            <text:p>16.206,89</text:p>
          </table:table-cell>
          <table:table-cell office:value-type="float" office:value="1481.24" table:style-name="ce85">
            <text:p>1.481,24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number-columns-repeated="8" table:style-name="ce1"/>
          <table:table-cell table:style-name="ce86"/>
          <table:table-cell table:number-columns-repeated="8" table:style-name="ce1"/>
          <table:table-cell table:style-name="ce86"/>
          <table:table-cell table:number-columns-repeated="2" table:style-name="ce1"/>
          <table:table-cell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number-columns-repeated="8" table:style-name="ce1"/>
          <table:table-cell table:style-name="ce86"/>
          <table:table-cell table:number-columns-repeated="8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number-columns-repeated="3" table:style-name="ce1"/>
          <table:table-cell table:number-columns-repeated="2" table:style-name="ce85"/>
          <table:table-cell table:number-columns-repeated="15942"/>
        </table:table-row>
        <table:table-row table:style-name="ro2">
          <table:table-cell table:number-columns-repeated="2" table:style-name="ce1"/>
          <table:table-cell office:value-type="string" table:style-name="ce83">
            <text:p><text:s/>1,549.20</text:p>
          </table:table-cell>
          <table:table-cell office:value-type="float" office:value="0" table:style-name="ce1">
            <text:p>0</text:p>
          </table:table-cell>
          <table:table-cell office:value-type="float" office:value="799.2" table:style-name="ce1">
            <text:p>799,2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86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3,793.76</text:p>
          </table:table-cell>
          <table:table-cell office:value-type="float" office:value="0" table:style-name="ce1">
            <text:p>0</text:p>
          </table:table-cell>
          <table:table-cell office:value-type="float" office:value="2244.56" table:style-name="ce85">
            <text:p>2.244,56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86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3,593.7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7,531.26</text:p>
          </table:table-cell>
          <table:table-cell office:value-type="float" office:value="0" table:style-name="ce1">
            <text:p>0</text:p>
          </table:table-cell>
          <table:table-cell office:value-type="float" office:value="3937.5" table:style-name="ce85">
            <text:p>3.937,5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7,706.26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9,586.26</text:p>
          </table:table-cell>
          <table:table-cell office:value-type="float" office:value="0" table:style-name="ce1">
            <text:p>0</text:p>
          </table:table-cell>
          <table:table-cell office:value-type="float" office:value="1880" table:style-name="ce85">
            <text:p>1.880,00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1,204.16</text:p>
          </table:table-cell>
          <table:table-cell office:value-type="float" office:value="0" table:style-name="ce1">
            <text:p>0</text:p>
          </table:table-cell>
          <table:table-cell office:value-type="float" office:value="1617.9" table:style-name="ce85">
            <text:p>1.617,9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0,954.16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17520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1,398.70</text:p>
          </table:table-cell>
          <table:table-cell office:value-type="float" office:value="0" table:style-name="ce1">
            <text:p>0</text:p>
          </table:table-cell>
          <table:table-cell office:value-type="float" office:value="444.54" table:style-name="ce1">
            <text:p>444,54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/>
          <table:table-cell office:value-type="string" table:style-name="ce83">
            <text:p><text:s/>11,198.7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27" table:style-name="ce1">
            <text:p>11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RECLASIFIC. GASTO POR ALMACENAMIENTO SIMPLE PO #TD021-20 EVEREXCCED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10,948.7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38311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10,698.7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38099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9,904.62</text:p>
          </table:table-cell>
          <table:table-cell office:value-type="float" office:value="794.08" table:style-name="ce1">
            <text:p>794,08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24211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9,704.62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122500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9,464.62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37946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8,779.13</text:p>
          </table:table-cell>
          <table:table-cell office:value-type="float" office:value="685.49" table:style-name="ce1">
            <text:p>685,49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37945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8,704.13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17521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7,904.93</text:p>
          </table:table-cell>
          <table:table-cell office:value-type="float" office:value="799.2" table:style-name="ce1">
            <text:p>799,2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17379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7,729.93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17738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4,989.93</text:p>
          </table:table-cell>
          <table:table-cell office:value-type="float" office:value="2740" table:style-name="ce85">
            <text:p>2.740,0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0-19 EVEREXCCED- F17737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4,749.93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39948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4,687.43</text:p>
          </table:table-cell>
          <table:table-cell office:value-type="float" office:value="62.5" table:style-name="ce1">
            <text:p>62,5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26083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4,552.43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26082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4,352.43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123860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2,472.43</text:p>
          </table:table-cell>
          <table:table-cell office:value-type="float" office:value="1880" table:style-name="ce85">
            <text:p>1.880,0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18210 <text:s/>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2,297.43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18211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1,517.03</text:p>
          </table:table-cell>
          <table:table-cell office:value-type="float" office:value="780.4" table:style-name="ce1">
            <text:p>780,4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18214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1,497.0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18215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1,085.49</text:p>
          </table:table-cell>
          <table:table-cell office:value-type="float" office:value="411.54" table:style-name="ce1">
            <text:p>411,54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1,052.4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272.09</text:p>
          </table:table-cell>
          <table:table-cell office:value-type="float" office:value="780.4" table:style-name="ce1">
            <text:p>780,4</text:p>
          </table:table-cell>
          <table:table-cell office:value-type="float" office:value="0" table:style-name="ce1">
            <text:p>0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270.0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METROMODAL - NC #4521: APLICADA A FACTURA #001-001-000123706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4,642.09</text:p>
          </table:table-cell>
          <table:table-cell office:value-type="float" office:value="0" table:style-name="ce1">
            <text:p>0</text:p>
          </table:table-cell>
          <table:table-cell office:value-type="float" office:value="4372" table:style-name="ce85">
            <text:p>4.372,0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4,444.09</text:p>
          </table:table-cell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4,381.59</text:p>
          </table:table-cell>
          <table:table-cell office:value-type="float" office:value="62.5" table:style-name="ce1">
            <text:p>62,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4,246.59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4,046.59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3,806.59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3,773.5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3,336.66</text:p>
          </table:table-cell>
          <table:table-cell office:value-type="float" office:value="436.93" table:style-name="ce1">
            <text:p>436,93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83">
            <text:p><text:s/>2,520.06</text:p>
          </table:table-cell>
          <table:table-cell office:value-type="float" office:value="816.6" table:style-name="ce1">
            <text:p>816,6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5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83">
            <text:p><text:s/>2,320.0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2,271.31</text:p>
          </table:table-cell>
          <table:table-cell office:value-type="float" office:value="48.75" table:style-name="ce1">
            <text:p>48,75</text:p>
          </table:table-cell>
          <table:table-cell office:value-type="float" office:value="0" table:style-name="ce1">
            <text:p>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251.31</text:p>
          </table:table-cell>
          <table:table-cell office:value-type="float" office:value="2020" table:style-name="ce85">
            <text:p>2.020,00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88.81</text:p>
          </table:table-cell>
          <table:table-cell office:value-type="float" office:value="62.5" table:style-name="ce1">
            <text:p>62,5</text:p>
          </table:table-cell>
          <table:table-cell office:value-type="float" office:value="0" table:style-name="ce1">
            <text:p>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3.81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,481.24</text:p>
          </table:table-cell>
          <table:table-cell office:value-type="float" office:value="0" table:style-name="ce1">
            <text:p>0</text:p>
          </table:table-cell>
          <table:table-cell office:value-type="float" office:value="1467.43" table:style-name="ce85">
            <text:p>1.467,43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86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5"/>
          <table:table-cell table:number-columns-repeated="16370" table:style-name="ce1"/>
        </table:table-row>
        <table:table-row table:style-name="ro8">
          <table:table-cell office:value-type="string" table:style-name="ce83">
            <text:p>1-2-1-02-01-002</text:p>
          </table:table-cell>
          <table:table-cell office:value-type="string" table:style-name="ce84">
            <text:p>EVERECEED</text:p>
          </table:table-cell>
          <table:table-cell office:value-type="float" office:value="0" table:style-name="ce1">
            <text:p>0</text:p>
          </table:table-cell>
          <table:table-cell office:value-type="float" office:value="257930.49" table:style-name="ce85">
            <text:p>257.930,49</text:p>
          </table:table-cell>
          <table:table-cell office:value-type="float" office:value="257929.69" table:style-name="ce85">
            <text:p>257.929,69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7" table:style-name="ce1"/>
          <table:table-cell table:style-name="ce85"/>
          <table:table-cell table:number-columns-repeated="5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number-columns-repeated="6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number-columns-repeated="8" table:style-name="ce1"/>
          <table:table-cell table:style-name="ce86"/>
          <table:table-cell table:number-columns-repeated="3" table:style-name="ce1"/>
          <table:table-cell table:style-name="ce85"/>
          <table:table-cell table:number-columns-repeated="4" table:style-name="ce1"/>
          <table:table-cell table:style-name="ce86"/>
          <table:table-cell table:style-name="ce1"/>
          <table:table-cell table:number-columns-repeated="2" table:style-name="ce85"/>
          <table:table-cell table:number-columns-repeated="5" table:style-name="ce1"/>
          <table:table-cell table:style-name="ce86"/>
          <table:table-cell table:number-columns-repeated="2" table:style-name="ce1"/>
          <table:table-cell table:style-name="ce85"/>
          <table:table-cell table:number-columns-repeated="5" table:style-name="ce1"/>
          <table:table-cell table:style-name="ce86"/>
          <table:table-cell table:style-name="ce1"/>
          <table:table-cell table:style-name="ce85"/>
          <table:table-cell table:style-name="ce1"/>
          <table:table-cell table:style-name="ce85"/>
          <table:table-cell table:number-columns-repeated="4" table:style-name="ce1"/>
          <table:table-cell table:style-name="ce86"/>
          <table:table-cell table:number-columns-repeated="3" table:style-name="ce1"/>
          <table:table-cell table:number-columns-repeated="2" table:style-name="ce85"/>
          <table:table-cell table:number-columns-repeated="16149"/>
        </table:table-row>
        <table:table-row table:style-name="ro2">
          <table:table-cell table:number-columns-repeated="2" table:style-name="ce1"/>
          <table:table-cell office:value-type="string" table:style-name="ce83">
            <text:p><text:s/>22,825.73</text:p>
          </table:table-cell>
          <table:table-cell office:value-type="float" office:value="0" table:style-name="ce1">
            <text:p>0</text:p>
          </table:table-cell>
          <table:table-cell office:value-type="float" office:value="22825.73" table:style-name="ce85">
            <text:p>22.825,73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402" table:style-name="ce1">
            <text:p>169402</text:p>
          </table:table-cell>
          <table:table-cell office:value-type="date" office:date-value="2020-01-31T00:00:00" table:style-name="ce86">
            <text:p>31/01/2020</text:p>
          </table:table-cell>
          <table:table-cell office:value-type="string" table:style-name="ce1">
            <text:p>ND 175792-0 :ND:0-175792 PAGO FACT#19082837EE COMP</text:p>
          </table:table-cell>
          <table:table-cell table:number-columns-repeated="2"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.00</text:p>
          </table:table-cell>
          <table:table-cell office:value-type="float" office:value="22825.73" table:style-name="ce85">
            <text:p>22.825,73</text:p>
          </table:table-cell>
          <table:table-cell office:value-type="float" office:value="0" table:style-name="ce1">
            <text:p>0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86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-6,852.50</text:p>
          </table:table-cell>
          <table:table-cell office:value-type="float" office:value="6852.5" table:style-name="ce85">
            <text:p>6.852,50</text:p>
          </table:table-cell>
          <table:table-cell office:value-type="float" office:value="0" table:style-name="ce1">
            <text:p>0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86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6852.5" table:style-name="ce85">
            <text:p>6.852,5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602" table:style-name="ce1">
            <text:p>170602</text:p>
          </table:table-cell>
          <table:table-cell office:value-type="date" office:date-value="2020-02-29T00:00:00" table:style-name="ce86">
            <text:p>29/02/2020</text:p>
          </table:table-cell>
          <table:table-cell office:value-type="string" table:style-name="ce1">
            <text:p>ND 174006-0 :ND:0-174006 Pago 10% anticipo Everexc</text:p>
          </table:table-cell>
          <table:table-cell table:number-columns-repeated="2"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.2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,2</text:p>
          </table:table-cell>
          <table:table-cell office:value-type="float" office:value="1098" table:style-name="ce1">
            <text:p>10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702" table:style-name="ce1">
            <text:p>173702</text:p>
          </table:table-cell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ND 1759340-0 :ND:0-1759340 Alcance a N/D transacci</text:p>
          </table:table-cell>
          <table:table-cell table:number-columns-repeated="2"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6,852.50</text:p>
          </table:table-cell>
          <table:table-cell office:value-type="float" office:value="0" table:style-name="ce1">
            <text:p>0</text:p>
          </table:table-cell>
          <table:table-cell office:value-type="float" office:value="6852.3" table:style-name="ce85">
            <text:p>6.852,3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002" table:style-name="ce1">
            <text:p>173002</text:p>
          </table:table-cell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ND 175934-0 :ND:0-175934 2do anticipo EverExceed 1</text:p>
          </table:table-cell>
          <table:table-cell table:number-columns-repeated="2"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12,315.88</text:p>
          </table:table-cell>
          <table:table-cell office:value-type="float" office:value="0" table:style-name="ce1">
            <text:p>0</text:p>
          </table:table-cell>
          <table:table-cell office:value-type="float" office:value="5463.38" table:style-name="ce85">
            <text:p>5.463,38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002" table:style-name="ce1">
            <text:p>172002</text:p>
          </table:table-cell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ND 174555-0 :ND:0-174555 2do Anticipo EverExceed T</text:p>
          </table:table-cell>
          <table:table-cell table:number-columns-repeated="2"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5,463.38</text:p>
          </table:table-cell>
          <table:table-cell office:value-type="float" office:value="6852.5" table:style-name="ce85">
            <text:p>6.852,50</text:p>
          </table:table-cell>
          <table:table-cell office:value-type="float" office:value="0" table:style-name="ce1">
            <text:p>0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8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5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3">
            <text:p><text:s/>32,873.38</text:p>
          </table:table-cell>
          <table:table-cell office:value-type="float" office:value="0" table:style-name="ce1">
            <text:p>0</text:p>
          </table:table-cell>
          <table:table-cell office:value-type="float" office:value="27410" table:style-name="ce85">
            <text:p>27.410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902" table:style-name="ce1">
            <text:p>173902</text:p>
          </table:table-cell>
          <table:table-cell office:value-type="date" office:date-value="2020-04-30T00:00:00" table:style-name="ce86">
            <text:p>30/04/2020</text:p>
          </table:table-cell>
          <table:table-cell office:value-type="string" table:style-name="ce1">
            <text:p>ND 176136-0 :ND:0-176136 3ER ANTICIPO EVEREXCEED T</text:p>
          </table:table-cell>
          <table:table-cell table:number-columns-repeated="2" table:style-name="ce85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83">
            <text:p><text:s/>46,578.38</text:p>
          </table:table-cell>
          <table:table-cell office:value-type="float" office:value="0" table:style-name="ce1">
            <text:p>0</text:p>
          </table:table-cell>
          <table:table-cell office:value-type="float" office:value="13705" table:style-name="ce85">
            <text:p>13.705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802" table:style-name="ce1">
            <text:p>174802</text:p>
          </table:table-cell>
          <table:table-cell office:value-type="date" office:date-value="2020-04-30T00:00:00" table:style-name="ce86">
            <text:p>30/04/2020</text:p>
          </table:table-cell>
          <table:table-cell office:value-type="string" table:style-name="ce1">
            <text:p>ND 176191-0 :ND:0-176191 4TO ABONO EVEREXCEED TD02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5,463.38</text:p>
          </table:table-cell>
          <table:table-cell office:value-type="float" office:value="41115" table:style-name="ce85">
            <text:p>41.115,00</text:p>
          </table:table-cell>
          <table:table-cell office:value-type="float" office:value="0" table:style-name="ce1">
            <text:p>0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86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,926.76</text:p>
          </table:table-cell>
          <table:table-cell office:value-type="float" office:value="0" table:style-name="ce1">
            <text:p>0</text:p>
          </table:table-cell>
          <table:table-cell office:value-type="float" office:value="5463.38" table:style-name="ce85">
            <text:p>5.463,38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202" table:style-name="ce1">
            <text:p>176202</text:p>
          </table:table-cell>
          <table:table-cell office:value-type="date" office:date-value="2020-05-31T00:00:00" table:style-name="ce86">
            <text:p>31/05/2020</text:p>
          </table:table-cell>
          <table:table-cell office:value-type="string" table:style-name="ce1">
            <text:p>ND 176608-0 :ND:0-176608 2DO ANTICIPO EVEREXCEED T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24,631.76</text:p>
          </table:table-cell>
          <table:table-cell office:value-type="float" office:value="0" table:style-name="ce1">
            <text:p>0</text:p>
          </table:table-cell>
          <table:table-cell office:value-type="float" office:value="13705" table:style-name="ce85">
            <text:p>13.705,0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602" table:style-name="ce1">
            <text:p>176602</text:p>
          </table:table-cell>
          <table:table-cell office:value-type="date" office:date-value="2020-05-31T00:00:00" table:style-name="ce86">
            <text:p>31/05/2020</text:p>
          </table:table-cell>
          <table:table-cell office:value-type="string" table:style-name="ce1">
            <text:p>ND 176769-0 :ND:0-176769 PAGO FINAL EVEREXCEED TD0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,926.76</text:p>
          </table:table-cell>
          <table:table-cell office:value-type="float" office:value="13705" table:style-name="ce85">
            <text:p>13.705,00</text:p>
          </table:table-cell>
          <table:table-cell office:value-type="float" office:value="0" table:style-name="ce1">
            <text:p>0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86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43,707.04</text:p>
          </table:table-cell>
          <table:table-cell office:value-type="float" office:value="0" table:style-name="ce1">
            <text:p>0</text:p>
          </table:table-cell>
          <table:table-cell office:value-type="float" office:value="32780.28" table:style-name="ce85">
            <text:p>32.780,28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702" table:style-name="ce1">
            <text:p>178702</text:p>
          </table:table-cell>
          <table:table-cell office:value-type="date" office:date-value="2020-06-30T00:00:00" table:style-name="ce86">
            <text:p>30/06/2020</text:p>
          </table:table-cell>
          <table:table-cell office:value-type="string" table:style-name="ce1">
            <text:p>ND 176883-0 :ND:0-176883 3er Anticipo Everexceed P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54,636.80</text:p>
          </table:table-cell>
          <table:table-cell office:value-type="float" office:value="0" table:style-name="ce1">
            <text:p>0</text:p>
          </table:table-cell>
          <table:table-cell office:value-type="float" office:value="10929.76" table:style-name="ce85">
            <text:p>10.929,76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002" table:style-name="ce1">
            <text:p>181002</text:p>
          </table:table-cell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ND 0177532-0 :ND:0-0177532 Pago final proveedor Ev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68,629.57</text:p>
          </table:table-cell>
          <table:table-cell office:value-type="float" office:value="0" table:style-name="ce1">
            <text:p>0</text:p>
          </table:table-cell>
          <table:table-cell office:value-type="float" office:value="13992.77" table:style-name="ce85">
            <text:p>13.992,77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002" table:style-name="ce1">
            <text:p>182002</text:p>
          </table:table-cell>
          <table:table-cell office:value-type="date" office:date-value="2020-07-31T00:00:00" table:style-name="ce86">
            <text:p>31/07/2020</text:p>
          </table:table-cell>
          <table:table-cell office:value-type="string" table:style-name="ce1">
            <text:p>ND 0000177695-0 :ND:0-0000177695 Anticipo 10% Ever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96,615.11</text:p>
          </table:table-cell>
          <table:table-cell office:value-type="float" office:value="0" table:style-name="ce1">
            <text:p>0</text:p>
          </table:table-cell>
          <table:table-cell office:value-type="float" office:value="27985.54" table:style-name="ce85">
            <text:p>27.985,5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3602" table:style-name="ce1">
            <text:p>183602</text:p>
          </table:table-cell>
          <table:table-cell office:value-type="date" office:date-value="2020-08-31T00:00:00" table:style-name="ce86">
            <text:p>31/08/2020</text:p>
          </table:table-cell>
          <table:table-cell office:value-type="string" table:style-name="ce1">
            <text:p>TR 22-0 EVEREXCEED CORPORA :DB -1070987135: EverEx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96,615.91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,8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6">
            <text:p>31/08/2020</text:p>
          </table:table-cell>
          <table:table-cell office:value-type="string" table:style-name="ce1">
            <text:p>Everexceed Corporation: Regularizaci saldo de proveedor por exceso en pago ND# 172041 POTD020-19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66,579.76</text:p>
          </table:table-cell>
          <table:table-cell office:value-type="float" office:value="0" table:style-name="ce1">
            <text:p>0</text:p>
          </table:table-cell>
          <table:table-cell office:value-type="float" office:value="69963.850000000006" table:style-name="ce85">
            <text:p>69.963,85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802" table:style-name="ce1">
            <text:p>184802</text:p>
          </table:table-cell>
          <table:table-cell office:value-type="date" office:date-value="2020-09-30T00:00:00" table:style-name="ce86">
            <text:p>30/09/2020</text:p>
          </table:table-cell>
          <table:table-cell office:value-type="string" table:style-name="ce1">
            <text:p>TR 31-0 EVEREXCEED CORPORA :DB -1070987135: EverEx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38,594.22</text:p>
          </table:table-cell>
          <table:table-cell office:value-type="float" office:value="27985.54" table:style-name="ce85">
            <text:p>27.985,54</text:p>
          </table:table-cell>
          <table:table-cell office:value-type="float" office:value="0" table:style-name="ce1">
            <text:p>0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86">
            <text:p>30/09/2020</text:p>
          </table:table-cell>
          <table:table-cell office:value-type="string" table:style-name="ce1">
            <text:p>PO TD023-20 Aplicaci saldo a favor TR# 22 a Fact# EE20071421 EverExceed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68,630.37</text:p>
          </table:table-cell>
          <table:table-cell office:value-type="float" office:value="69963.850000000006" table:style-name="ce85">
            <text:p>69.963,85</text:p>
          </table:table-cell>
          <table:table-cell office:value-type="float" office:value="0" table:style-name="ce1">
            <text:p>0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86">
            <text:p>30/09/2020</text:p>
          </table:table-cell>
          <table:table-cell office:value-type="string" table:style-name="ce1">
            <text:p>PO TD023-20 Aplicaci saldo a favor TR# 31 a Fact# EE20071421 EverExceed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10,930.56</text:p>
          </table:table-cell>
          <table:table-cell office:value-type="float" office:value="57699.81" table:style-name="ce85">
            <text:p>57.699,81</text:p>
          </table:table-cell>
          <table:table-cell office:value-type="float" office:value="0" table:style-name="ce1">
            <text:p>0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6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5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3">
            <text:p><text:s/>.80</text:p>
          </table:table-cell>
          <table:table-cell office:value-type="float" office:value="10929.76" table:style-name="ce85">
            <text:p>10.929,76</text:p>
          </table:table-cell>
          <table:table-cell office:value-type="float" office:value="0" table:style-name="ce1">
            <text:p>0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6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5"/>
          <table:table-cell table:number-columns-repeated="16371"/>
        </table:table-row>
        <table:table-row table:number-rows-repeated="104838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/>
    </number:number-style>
    <number:number-style style:name="N39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9P0"/>
    </number:number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0P0"/>
    </number:number-style>
    <number:date-style style:name="N41">
      <number:day number:style="long"/>
      <number:text>/</number:text>
      <number:month number:style="long"/>
      <number:text>/</number:text>
      <number:year number:style="long"/>
    </number:date-style>
    <number:number-style style:name="N4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2" number:min-integer-digits="1" number:grouping="true"/>
      <number:text> </number:text>
    </number:number-style>
    <number:number-style style:name="N43P1">
      <number:text> -</number:text>
      <number:number number:decimal-places="2" number:min-integer-digits="1" number:grouping="true"/>
      <number:text> </number:text>
    </number:number-style>
    <number:number-style style:name="N43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2" number:min-integer-digits="1" number:grouping="true"/>
      <number:text> </number:text>
    </number:number-style>
    <number:number-style style:name="N44P1">
      <number:text>(</number:text>
      <number:number number:decimal-places="2" number:min-integer-digits="1" number:grouping="true"/>
      <number:text>)</number:text>
    </number:number-style>
    <number:number-style style:name="N44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3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4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Carlos Almeida</dc:creator>
    <meta:creation-date>2020-10-19T12:23:50Z</meta:creation-date>
    <dc:date>2021-03-02T17:45:33Z</dc:date>
    <meta:editing-cycles>4</meta:editing-cycles>
    <meta:editing-duration>PT2118S</meta:editing-duration>
  </office:meta>
</office:document-meta>
</file>